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63ec"/>
    </style:style>
    <style:style style:name="P2" style:family="paragraph" style:parent-style-name="Standard">
      <style:text-properties officeooo:paragraph-rsid="00127554"/>
    </style:style>
    <style:style style:name="P3" style:family="paragraph" style:parent-style-name="Standard">
      <style:text-properties officeooo:paragraph-rsid="001377c6"/>
    </style:style>
    <style:style style:name="P4" style:family="paragraph" style:parent-style-name="Standard">
      <style:text-properties officeooo:paragraph-rsid="00160b68"/>
    </style:style>
    <style:style style:name="P5" style:family="paragraph" style:parent-style-name="Standard">
      <style:text-properties officeooo:paragraph-rsid="0018324e"/>
    </style:style>
    <style:style style:name="P6" style:family="paragraph" style:parent-style-name="Standard">
      <style:text-properties officeooo:paragraph-rsid="001c9a94"/>
    </style:style>
    <style:style style:name="P7" style:family="paragraph" style:parent-style-name="Standard">
      <style:text-properties officeooo:paragraph-rsid="003b7ef5"/>
    </style:style>
    <style:style style:name="P8" style:family="paragraph" style:parent-style-name="Standard">
      <style:text-properties fo:color="#800000" officeooo:paragraph-rsid="002eca73"/>
    </style:style>
    <style:style style:name="P9" style:family="paragraph" style:parent-style-name="Standard">
      <style:text-properties fo:color="#800000" officeooo:paragraph-rsid="0021a483"/>
    </style:style>
    <style:style style:name="P10" style:family="paragraph" style:parent-style-name="Standard">
      <style:text-properties fo:color="#800000" officeooo:paragraph-rsid="00231697"/>
    </style:style>
    <style:style style:name="P11" style:family="paragraph" style:parent-style-name="Standard">
      <style:text-properties fo:color="#800000" officeooo:paragraph-rsid="002d3b2a"/>
    </style:style>
    <style:style style:name="P12" style:family="paragraph" style:parent-style-name="Standard">
      <style:text-properties fo:color="#800000" officeooo:paragraph-rsid="0030940a"/>
    </style:style>
    <style:style style:name="P13" style:family="paragraph" style:parent-style-name="Standard">
      <style:text-properties fo:color="#800000" officeooo:paragraph-rsid="0034c799"/>
    </style:style>
    <style:style style:name="P14" style:family="paragraph" style:parent-style-name="Standard">
      <style:text-properties fo:color="#800000" officeooo:paragraph-rsid="00364c8c"/>
    </style:style>
    <style:style style:name="P15" style:family="paragraph" style:parent-style-name="Standard">
      <style:text-properties fo:color="#800000" officeooo:paragraph-rsid="00399790"/>
    </style:style>
    <style:style style:name="P16" style:family="paragraph" style:parent-style-name="Standard">
      <style:text-properties fo:color="#800000" officeooo:paragraph-rsid="003b7ef5"/>
    </style:style>
    <style:style style:name="P17" style:family="paragraph" style:parent-style-name="Standard">
      <style:text-properties fo:color="#800000" officeooo:paragraph-rsid="0040ff12"/>
    </style:style>
    <style:style style:name="P18" style:family="paragraph" style:parent-style-name="Standard">
      <style:text-properties fo:color="#800000" officeooo:paragraph-rsid="0047f005"/>
    </style:style>
    <style:style style:name="P19" style:family="paragraph" style:parent-style-name="Standard">
      <style:text-properties fo:color="#800000" officeooo:paragraph-rsid="00484ada"/>
    </style:style>
    <style:style style:name="P20" style:family="paragraph" style:parent-style-name="Standard">
      <style:text-properties fo:color="#800000" officeooo:paragraph-rsid="003fa4c6"/>
    </style:style>
    <style:style style:name="P21" style:family="paragraph" style:parent-style-name="Standard">
      <style:text-properties fo:color="#800000" officeooo:paragraph-rsid="0045f11c"/>
    </style:style>
    <style:style style:name="P22" style:family="paragraph" style:parent-style-name="Standard">
      <style:text-properties fo:color="#800000" officeooo:paragraph-rsid="0046aca7"/>
    </style:style>
    <style:style style:name="P23" style:family="paragraph" style:parent-style-name="Standard">
      <style:text-properties fo:color="#800000" officeooo:paragraph-rsid="00497410"/>
    </style:style>
    <style:style style:name="P24" style:family="paragraph" style:parent-style-name="Standard">
      <style:text-properties fo:color="#800000" officeooo:paragraph-rsid="004cee42"/>
    </style:style>
    <style:style style:name="P25" style:family="paragraph" style:parent-style-name="Standard">
      <style:text-properties fo:color="#800000" officeooo:paragraph-rsid="004b2ad2"/>
    </style:style>
    <style:style style:name="P26" style:family="paragraph" style:parent-style-name="Standard">
      <style:text-properties fo:color="#800000" officeooo:paragraph-rsid="004dedbc"/>
    </style:style>
    <style:style style:name="P27" style:family="paragraph" style:parent-style-name="Standard">
      <style:text-properties fo:color="#800000" officeooo:paragraph-rsid="004f2f38"/>
    </style:style>
    <style:style style:name="P28" style:family="paragraph" style:parent-style-name="Standard">
      <style:text-properties fo:color="#800000" officeooo:paragraph-rsid="005353ef"/>
    </style:style>
    <style:style style:name="P29" style:family="paragraph" style:parent-style-name="Standard">
      <style:text-properties fo:color="#800000" officeooo:paragraph-rsid="005443bb"/>
    </style:style>
    <style:style style:name="P30" style:family="paragraph" style:parent-style-name="Standard">
      <style:text-properties fo:color="#800000" officeooo:paragraph-rsid="00544793"/>
    </style:style>
    <style:style style:name="P31" style:family="paragraph" style:parent-style-name="Standard">
      <style:text-properties fo:color="#800000" officeooo:paragraph-rsid="0054cecf"/>
    </style:style>
    <style:style style:name="P32" style:family="paragraph" style:parent-style-name="Standard">
      <style:text-properties fo:color="#800000" officeooo:paragraph-rsid="005a82f0"/>
    </style:style>
    <style:style style:name="P33" style:family="paragraph" style:parent-style-name="Standard">
      <style:text-properties fo:color="#800000" officeooo:paragraph-rsid="005b24c2"/>
    </style:style>
    <style:style style:name="P34" style:family="paragraph" style:parent-style-name="Standard">
      <style:text-properties fo:color="#800000" officeooo:paragraph-rsid="0057ecc1"/>
    </style:style>
    <style:style style:name="P35" style:family="paragraph" style:parent-style-name="Standard">
      <style:text-properties fo:color="#800000" officeooo:paragraph-rsid="005b88a7"/>
    </style:style>
    <style:style style:name="P36" style:family="paragraph" style:parent-style-name="Standard">
      <style:text-properties fo:color="#800000" officeooo:paragraph-rsid="0062a420"/>
    </style:style>
    <style:style style:name="P37" style:family="paragraph" style:parent-style-name="Standard">
      <style:text-properties fo:color="#800000" officeooo:rsid="001bafe1" officeooo:paragraph-rsid="006e79eb"/>
    </style:style>
    <style:style style:name="P38" style:family="paragraph" style:parent-style-name="Standard">
      <style:text-properties fo:color="#800000" officeooo:rsid="001bafe1" officeooo:paragraph-rsid="006f037f"/>
    </style:style>
    <style:style style:name="P39" style:family="paragraph" style:parent-style-name="Standard">
      <style:text-properties fo:color="#800000" officeooo:rsid="001bafe1" officeooo:paragraph-rsid="006f9b8a"/>
    </style:style>
    <style:style style:name="P40" style:family="paragraph" style:parent-style-name="Standard">
      <style:text-properties fo:color="#800000" officeooo:rsid="001bafe1" officeooo:paragraph-rsid="007a775f"/>
    </style:style>
    <style:style style:name="P41" style:family="paragraph" style:parent-style-name="Standard">
      <style:text-properties fo:color="#800000" officeooo:rsid="001bafe1" officeooo:paragraph-rsid="007341f7"/>
    </style:style>
    <style:style style:name="P42" style:family="paragraph" style:parent-style-name="Standard">
      <style:text-properties fo:color="#800000" officeooo:rsid="001bafe1" officeooo:paragraph-rsid="0073649c"/>
    </style:style>
    <style:style style:name="P43" style:family="paragraph" style:parent-style-name="Standard">
      <style:text-properties fo:color="#800000" officeooo:rsid="001bafe1" officeooo:paragraph-rsid="0078ffdf"/>
    </style:style>
    <style:style style:name="P44" style:family="paragraph" style:parent-style-name="Standard">
      <style:text-properties fo:color="#800000" officeooo:rsid="001bafe1" officeooo:paragraph-rsid="007ea52a"/>
    </style:style>
    <style:style style:name="P45" style:family="paragraph" style:parent-style-name="Standard">
      <style:text-properties fo:color="#800000" officeooo:rsid="001bafe1" officeooo:paragraph-rsid="0084b413"/>
    </style:style>
    <style:style style:name="P46" style:family="paragraph" style:parent-style-name="Standard">
      <style:text-properties fo:color="#800000" officeooo:rsid="001bafe1" officeooo:paragraph-rsid="00867cdb"/>
    </style:style>
    <style:style style:name="P47" style:family="paragraph" style:parent-style-name="Standard">
      <style:text-properties fo:color="#800000" officeooo:rsid="001bafe1" officeooo:paragraph-rsid="00878553"/>
    </style:style>
    <style:style style:name="P48" style:family="paragraph" style:parent-style-name="Standard">
      <style:text-properties fo:color="#800000" officeooo:rsid="001bafe1" officeooo:paragraph-rsid="008b8782"/>
    </style:style>
    <style:style style:name="P49" style:family="paragraph" style:parent-style-name="Standard">
      <style:text-properties fo:color="#800000" officeooo:rsid="001bafe1" officeooo:paragraph-rsid="008cced0"/>
    </style:style>
    <style:style style:name="P50" style:family="paragraph" style:parent-style-name="Standard">
      <style:text-properties fo:color="#800000" officeooo:rsid="001bafe1" officeooo:paragraph-rsid="008ec4af"/>
    </style:style>
    <style:style style:name="P51" style:family="paragraph" style:parent-style-name="Standard">
      <style:text-properties fo:color="#800000" officeooo:rsid="001bafe1" officeooo:paragraph-rsid="009291d6"/>
    </style:style>
    <style:style style:name="P52" style:family="paragraph" style:parent-style-name="Standard">
      <style:text-properties fo:color="#800000" officeooo:rsid="001bafe1" officeooo:paragraph-rsid="0092a904"/>
    </style:style>
    <style:style style:name="P53" style:family="paragraph" style:parent-style-name="Standard">
      <style:text-properties fo:color="#800000" officeooo:rsid="001bafe1" officeooo:paragraph-rsid="00941f12"/>
    </style:style>
    <style:style style:name="P54" style:family="paragraph" style:parent-style-name="Standard">
      <style:text-properties fo:color="#800000" officeooo:rsid="001bafe1" officeooo:paragraph-rsid="00960e4d"/>
    </style:style>
    <style:style style:name="P55" style:family="paragraph" style:parent-style-name="Standard">
      <style:text-properties fo:color="#800000" officeooo:rsid="001bafe1" officeooo:paragraph-rsid="0098f229"/>
    </style:style>
    <style:style style:name="P56" style:family="paragraph" style:parent-style-name="Standard">
      <style:text-properties fo:color="#800000" officeooo:rsid="001bafe1" officeooo:paragraph-rsid="0082b081"/>
    </style:style>
    <style:style style:name="P57" style:family="paragraph" style:parent-style-name="Standard">
      <style:text-properties fo:color="#800000" officeooo:rsid="001bafe1" officeooo:paragraph-rsid="009c8321"/>
    </style:style>
    <style:style style:name="P58" style:family="paragraph" style:parent-style-name="Standard">
      <style:text-properties fo:color="#800000" officeooo:rsid="001bafe1" officeooo:paragraph-rsid="00a693d7"/>
    </style:style>
    <style:style style:name="P59" style:family="paragraph" style:parent-style-name="Standard">
      <style:text-properties fo:color="#800000" officeooo:rsid="001bafe1" officeooo:paragraph-rsid="00a74d58"/>
    </style:style>
    <style:style style:name="P60" style:family="paragraph" style:parent-style-name="Standard">
      <style:text-properties fo:color="#800000" officeooo:rsid="001bafe1" officeooo:paragraph-rsid="00a2b7fb"/>
    </style:style>
    <style:style style:name="P61" style:family="paragraph" style:parent-style-name="Standard">
      <style:text-properties fo:color="#800000" officeooo:rsid="001bafe1" officeooo:paragraph-rsid="00ab05dd"/>
    </style:style>
    <style:style style:name="P62" style:family="paragraph" style:parent-style-name="Standard">
      <style:text-properties fo:color="#800000" officeooo:rsid="001bafe1" officeooo:paragraph-rsid="00ac0c42"/>
    </style:style>
    <style:style style:name="P63" style:family="paragraph" style:parent-style-name="Standard">
      <style:text-properties fo:color="#800000" officeooo:rsid="001bafe1" officeooo:paragraph-rsid="00ade736"/>
    </style:style>
    <style:style style:name="P64" style:family="paragraph" style:parent-style-name="Standard">
      <style:text-properties fo:color="#800000" officeooo:rsid="001bafe1" officeooo:paragraph-rsid="00aeb5d1"/>
    </style:style>
    <style:style style:name="P65" style:family="paragraph" style:parent-style-name="Standard">
      <style:text-properties fo:color="#800000" officeooo:rsid="001bafe1" officeooo:paragraph-rsid="00afb859"/>
    </style:style>
    <style:style style:name="P66" style:family="paragraph" style:parent-style-name="Standard">
      <style:text-properties officeooo:paragraph-rsid="0040ff12"/>
    </style:style>
    <style:style style:name="P67" style:family="paragraph" style:parent-style-name="Standard">
      <style:text-properties officeooo:paragraph-rsid="0047f005"/>
    </style:style>
    <style:style style:name="P68" style:family="paragraph" style:parent-style-name="Standard">
      <style:text-properties style:use-window-font-color="true" officeooo:paragraph-rsid="004f2f38"/>
    </style:style>
    <style:style style:name="P69" style:family="paragraph" style:parent-style-name="Standard">
      <style:text-properties style:use-window-font-color="true" officeooo:paragraph-rsid="00503877"/>
    </style:style>
    <style:style style:name="P70" style:family="paragraph" style:parent-style-name="Standard">
      <style:text-properties style:use-window-font-color="true" officeooo:paragraph-rsid="0050c6c5"/>
    </style:style>
    <style:style style:name="P71" style:family="paragraph" style:parent-style-name="Standard">
      <style:text-properties style:use-window-font-color="true" officeooo:paragraph-rsid="00517886"/>
    </style:style>
    <style:style style:name="P72" style:family="paragraph" style:parent-style-name="Standard">
      <style:text-properties style:use-window-font-color="true" officeooo:paragraph-rsid="0062a420"/>
    </style:style>
    <style:style style:name="P73" style:family="paragraph" style:parent-style-name="Standard">
      <style:text-properties style:use-window-font-color="true" officeooo:paragraph-rsid="00678d5a"/>
    </style:style>
    <style:style style:name="P74" style:family="paragraph" style:parent-style-name="Standard">
      <style:text-properties style:use-window-font-color="true" officeooo:paragraph-rsid="0067c420"/>
    </style:style>
    <style:style style:name="P75" style:family="paragraph" style:parent-style-name="Standard">
      <style:text-properties style:use-window-font-color="true" officeooo:paragraph-rsid="0069726c"/>
    </style:style>
    <style:style style:name="P76" style:family="paragraph" style:parent-style-name="Standard">
      <style:text-properties style:use-window-font-color="true" officeooo:paragraph-rsid="006b66dc"/>
    </style:style>
    <style:style style:name="P77" style:family="paragraph" style:parent-style-name="Standard">
      <style:text-properties style:use-window-font-color="true" officeooo:rsid="001cb633" officeooo:paragraph-rsid="006d2ca6"/>
    </style:style>
    <style:style style:name="P78" style:family="paragraph" style:parent-style-name="Standard">
      <style:text-properties style:use-window-font-color="true" officeooo:rsid="001bafe1" officeooo:paragraph-rsid="006d2ca6"/>
    </style:style>
    <style:style style:name="P79" style:family="paragraph" style:parent-style-name="Standard">
      <style:text-properties style:use-window-font-color="true" officeooo:rsid="001bafe1" officeooo:paragraph-rsid="0070a8ed"/>
    </style:style>
    <style:style style:name="P80" style:family="paragraph" style:parent-style-name="Standard">
      <style:text-properties style:use-window-font-color="true" officeooo:rsid="001bafe1" officeooo:paragraph-rsid="00867cdb"/>
    </style:style>
    <style:style style:name="P81" style:family="paragraph" style:parent-style-name="Standard">
      <style:text-properties officeooo:rsid="001bafe1" officeooo:paragraph-rsid="006d2ca6"/>
    </style:style>
    <style:style style:name="P82" style:family="paragraph" style:parent-style-name="Standard">
      <style:text-properties officeooo:rsid="001bafe1" officeooo:paragraph-rsid="00ade736"/>
    </style:style>
    <style:style style:name="P83" style:family="paragraph" style:parent-style-name="Standard">
      <style:text-properties officeooo:rsid="001cb633" officeooo:paragraph-rsid="006d2ca6"/>
    </style:style>
    <style:style style:name="P84" style:family="paragraph" style:parent-style-name="Standard">
      <style:text-properties officeooo:rsid="0020e6e7" officeooo:paragraph-rsid="006d2ca6"/>
    </style:style>
    <style:style style:name="P85" style:family="paragraph" style:parent-style-name="Standard">
      <style:text-properties officeooo:paragraph-rsid="006d2ca6"/>
    </style:style>
    <style:style style:name="T1" style:family="text">
      <style:text-properties officeooo:rsid="001163ec"/>
    </style:style>
    <style:style style:name="T2" style:family="text">
      <style:text-properties officeooo:rsid="001212d9"/>
    </style:style>
    <style:style style:name="T3" style:family="text">
      <style:text-properties officeooo:rsid="00127554"/>
    </style:style>
    <style:style style:name="T4" style:family="text">
      <style:text-properties officeooo:rsid="00127824"/>
    </style:style>
    <style:style style:name="T5" style:family="text">
      <style:text-properties officeooo:rsid="001377c6"/>
    </style:style>
    <style:style style:name="T6" style:family="text">
      <style:text-properties officeooo:rsid="001436de"/>
    </style:style>
    <style:style style:name="T7" style:family="text">
      <style:text-properties officeooo:rsid="00145c46"/>
    </style:style>
    <style:style style:name="T8" style:family="text">
      <style:text-properties officeooo:rsid="00160b68"/>
    </style:style>
    <style:style style:name="T9" style:family="text">
      <style:text-properties officeooo:rsid="001629d2"/>
    </style:style>
    <style:style style:name="T10" style:family="text">
      <style:text-properties officeooo:rsid="001677ae"/>
    </style:style>
    <style:style style:name="T11" style:family="text">
      <style:text-properties officeooo:rsid="0017b1be"/>
    </style:style>
    <style:style style:name="T12" style:family="text">
      <style:text-properties officeooo:rsid="0018324e"/>
    </style:style>
    <style:style style:name="T13" style:family="text">
      <style:text-properties officeooo:rsid="00194739"/>
    </style:style>
    <style:style style:name="T14" style:family="text">
      <style:text-properties officeooo:rsid="001a2f87"/>
    </style:style>
    <style:style style:name="T15" style:family="text">
      <style:text-properties officeooo:rsid="001c9a94"/>
    </style:style>
    <style:style style:name="T16" style:family="text">
      <style:text-properties officeooo:rsid="001df363"/>
    </style:style>
    <style:style style:name="T17" style:family="text">
      <style:text-properties officeooo:rsid="001eaffb"/>
    </style:style>
    <style:style style:name="T18" style:family="text">
      <style:text-properties officeooo:rsid="001fa206"/>
    </style:style>
    <style:style style:name="T19" style:family="text">
      <style:text-properties officeooo:rsid="0021a483"/>
    </style:style>
    <style:style style:name="T20" style:family="text">
      <style:text-properties officeooo:rsid="00231697"/>
    </style:style>
    <style:style style:name="T21" style:family="text">
      <style:text-properties officeooo:rsid="0024aa7c"/>
    </style:style>
    <style:style style:name="T22" style:family="text">
      <style:text-properties officeooo:rsid="0025470e"/>
    </style:style>
    <style:style style:name="T23" style:family="text">
      <style:text-properties officeooo:rsid="0025c9c6"/>
    </style:style>
    <style:style style:name="T24" style:family="text">
      <style:text-properties officeooo:rsid="00266125"/>
    </style:style>
    <style:style style:name="T25" style:family="text">
      <style:text-properties officeooo:rsid="0027826d"/>
    </style:style>
    <style:style style:name="T26" style:family="text">
      <style:text-properties officeooo:rsid="002a3ae5"/>
    </style:style>
    <style:style style:name="T27" style:family="text">
      <style:text-properties officeooo:rsid="002c2f45"/>
    </style:style>
    <style:style style:name="T28" style:family="text">
      <style:text-properties officeooo:rsid="002d3b2a"/>
    </style:style>
    <style:style style:name="T29" style:family="text">
      <style:text-properties officeooo:rsid="002eca73"/>
    </style:style>
    <style:style style:name="T30" style:family="text">
      <style:text-properties officeooo:rsid="0030940a"/>
    </style:style>
    <style:style style:name="T31" style:family="text">
      <style:text-properties officeooo:rsid="003290ca"/>
    </style:style>
    <style:style style:name="T32" style:family="text">
      <style:text-properties officeooo:rsid="0034c799"/>
    </style:style>
    <style:style style:name="T33" style:family="text">
      <style:text-properties officeooo:rsid="00364c8c"/>
    </style:style>
    <style:style style:name="T34" style:family="text">
      <style:text-properties officeooo:rsid="00376116"/>
    </style:style>
    <style:style style:name="T35" style:family="text">
      <style:text-properties officeooo:rsid="0038871d"/>
    </style:style>
    <style:style style:name="T36" style:family="text">
      <style:text-properties officeooo:rsid="00399790"/>
    </style:style>
    <style:style style:name="T37" style:family="text">
      <style:text-properties officeooo:rsid="003a3fad"/>
    </style:style>
    <style:style style:name="T38" style:family="text">
      <style:text-properties officeooo:rsid="003b6ee1"/>
    </style:style>
    <style:style style:name="T39" style:family="text">
      <style:text-properties officeooo:rsid="003b7ef5"/>
    </style:style>
    <style:style style:name="T40" style:family="text">
      <style:text-properties officeooo:rsid="003d52b7"/>
    </style:style>
    <style:style style:name="T41" style:family="text">
      <style:text-properties officeooo:rsid="003eb994"/>
    </style:style>
    <style:style style:name="T42" style:family="text">
      <style:text-properties officeooo:rsid="003fa4c6"/>
    </style:style>
    <style:style style:name="T43" style:family="text">
      <style:text-properties officeooo:rsid="0040ff12"/>
    </style:style>
    <style:style style:name="T44" style:family="text">
      <style:text-properties officeooo:rsid="0041b20b"/>
    </style:style>
    <style:style style:name="T45" style:family="text">
      <style:text-properties officeooo:rsid="00442f00"/>
    </style:style>
    <style:style style:name="T46" style:family="text">
      <style:text-properties officeooo:rsid="0045f11c"/>
    </style:style>
    <style:style style:name="T47" style:family="text">
      <style:text-properties officeooo:rsid="0046aca7"/>
    </style:style>
    <style:style style:name="T48" style:family="text">
      <style:text-properties officeooo:rsid="0047f005"/>
    </style:style>
    <style:style style:name="T49" style:family="text">
      <style:text-properties officeooo:rsid="00484ada"/>
    </style:style>
    <style:style style:name="T50" style:family="text">
      <style:text-properties officeooo:rsid="00497410"/>
    </style:style>
    <style:style style:name="T51" style:family="text">
      <style:text-properties officeooo:rsid="004b2ad2"/>
    </style:style>
    <style:style style:name="T52" style:family="text">
      <style:text-properties officeooo:rsid="004cee42"/>
    </style:style>
    <style:style style:name="T53" style:family="text">
      <style:text-properties officeooo:rsid="004dedbc"/>
    </style:style>
    <style:style style:name="T54" style:family="text">
      <style:text-properties style:use-window-font-color="true" officeooo:rsid="00a93c86"/>
    </style:style>
    <style:style style:name="T55" style:family="text">
      <style:text-properties style:use-window-font-color="true" officeooo:rsid="00aa7840"/>
    </style:style>
    <style:style style:name="T56" style:family="text">
      <style:text-properties officeooo:rsid="004f2f38"/>
    </style:style>
    <style:style style:name="T57" style:family="text">
      <style:text-properties officeooo:rsid="00503877"/>
    </style:style>
    <style:style style:name="T58" style:family="text">
      <style:text-properties officeooo:rsid="0050c6c5"/>
    </style:style>
    <style:style style:name="T59" style:family="text">
      <style:text-properties officeooo:rsid="00517886"/>
    </style:style>
    <style:style style:name="T60" style:family="text">
      <style:text-properties officeooo:rsid="005353ef"/>
    </style:style>
    <style:style style:name="T61" style:family="text">
      <style:text-properties officeooo:rsid="005443bb"/>
    </style:style>
    <style:style style:name="T62" style:family="text">
      <style:text-properties officeooo:rsid="00544793"/>
    </style:style>
    <style:style style:name="T63" style:family="text">
      <style:text-properties officeooo:rsid="0054cecf"/>
    </style:style>
    <style:style style:name="T64" style:family="text">
      <style:text-properties officeooo:rsid="0055c78c"/>
    </style:style>
    <style:style style:name="T65" style:family="text">
      <style:text-properties officeooo:rsid="00569b8f"/>
    </style:style>
    <style:style style:name="T66" style:family="text">
      <style:text-properties officeooo:rsid="0057ecc1"/>
    </style:style>
    <style:style style:name="T67" style:family="text">
      <style:text-properties officeooo:rsid="0059110d"/>
    </style:style>
    <style:style style:name="T68" style:family="text">
      <style:text-properties officeooo:rsid="005a82f0"/>
    </style:style>
    <style:style style:name="T69" style:family="text">
      <style:text-properties officeooo:rsid="005b24c2"/>
    </style:style>
    <style:style style:name="T70" style:family="text">
      <style:text-properties officeooo:rsid="005b88a7"/>
    </style:style>
    <style:style style:name="T71" style:family="text">
      <style:text-properties officeooo:rsid="005c8879"/>
    </style:style>
    <style:style style:name="T72" style:family="text">
      <style:text-properties officeooo:rsid="005f4170"/>
    </style:style>
    <style:style style:name="T73" style:family="text">
      <style:text-properties officeooo:rsid="00605e5d"/>
    </style:style>
    <style:style style:name="T74" style:family="text">
      <style:text-properties officeooo:rsid="006155d6"/>
    </style:style>
    <style:style style:name="T75" style:family="text">
      <style:text-properties officeooo:rsid="0062a420"/>
    </style:style>
    <style:style style:name="T76" style:family="text">
      <style:text-properties officeooo:rsid="006421e0"/>
    </style:style>
    <style:style style:name="T77" style:family="text">
      <style:text-properties officeooo:rsid="0065c0f8"/>
    </style:style>
    <style:style style:name="T78" style:family="text">
      <style:text-properties officeooo:rsid="00678d5a"/>
    </style:style>
    <style:style style:name="T79" style:family="text">
      <style:text-properties officeooo:rsid="0067c420"/>
    </style:style>
    <style:style style:name="T80" style:family="text">
      <style:text-properties officeooo:rsid="0069726c"/>
    </style:style>
    <style:style style:name="T81" style:family="text">
      <style:text-properties officeooo:rsid="006a2b61"/>
    </style:style>
    <style:style style:name="T82" style:family="text">
      <style:text-properties officeooo:rsid="006b66dc"/>
    </style:style>
    <style:style style:name="T83" style:family="text">
      <style:text-properties officeooo:rsid="006d2ca6"/>
    </style:style>
    <style:style style:name="T84" style:family="text">
      <style:text-properties officeooo:rsid="0024104f"/>
    </style:style>
    <style:style style:name="T85" style:family="text">
      <style:text-properties officeooo:rsid="001bafe1"/>
    </style:style>
    <style:style style:name="T86" style:family="text">
      <style:text-properties officeooo:rsid="001eb13e"/>
    </style:style>
    <style:style style:name="T87" style:family="text">
      <style:text-properties officeooo:rsid="001cb633"/>
    </style:style>
    <style:style style:name="T88" style:family="text">
      <style:text-properties officeooo:rsid="006e1cc1"/>
    </style:style>
    <style:style style:name="T89" style:family="text">
      <style:text-properties officeooo:rsid="006e79eb"/>
    </style:style>
    <style:style style:name="T90" style:family="text">
      <style:text-properties officeooo:rsid="006f037f"/>
    </style:style>
    <style:style style:name="T91" style:family="text">
      <style:text-properties officeooo:rsid="006f9b8a"/>
    </style:style>
    <style:style style:name="T92" style:family="text">
      <style:text-properties officeooo:rsid="006fd395"/>
    </style:style>
    <style:style style:name="T93" style:family="text">
      <style:text-properties officeooo:rsid="006fd864"/>
    </style:style>
    <style:style style:name="T94" style:family="text">
      <style:text-properties officeooo:rsid="00706746"/>
    </style:style>
    <style:style style:name="T95" style:family="text">
      <style:text-properties officeooo:rsid="0070a8ed"/>
    </style:style>
    <style:style style:name="T96" style:family="text">
      <style:text-properties officeooo:rsid="00718d59"/>
    </style:style>
    <style:style style:name="T97" style:family="text">
      <style:text-properties officeooo:rsid="007341f7"/>
    </style:style>
    <style:style style:name="T98" style:family="text">
      <style:text-properties officeooo:rsid="0073649c"/>
    </style:style>
    <style:style style:name="T99" style:family="text">
      <style:text-properties officeooo:rsid="0074ccfd"/>
    </style:style>
    <style:style style:name="T100" style:family="text">
      <style:text-properties officeooo:rsid="0075c020"/>
    </style:style>
    <style:style style:name="T101" style:family="text">
      <style:text-properties officeooo:rsid="00763b60"/>
    </style:style>
    <style:style style:name="T102" style:family="text">
      <style:text-properties officeooo:rsid="00771f87"/>
    </style:style>
    <style:style style:name="T103" style:family="text">
      <style:text-properties officeooo:rsid="0078ffdf"/>
    </style:style>
    <style:style style:name="T104" style:family="text">
      <style:text-properties officeooo:rsid="007a775f"/>
    </style:style>
    <style:style style:name="T105" style:family="text">
      <style:text-properties officeooo:rsid="007d96a0"/>
    </style:style>
    <style:style style:name="T106" style:family="text">
      <style:text-properties officeooo:rsid="007ea52a"/>
    </style:style>
    <style:style style:name="T107" style:family="text">
      <style:text-properties officeooo:rsid="0080da79"/>
    </style:style>
    <style:style style:name="T108" style:family="text">
      <style:text-properties officeooo:rsid="0026a91f"/>
    </style:style>
    <style:style style:name="T109" style:family="text">
      <style:text-properties officeooo:rsid="00839681"/>
    </style:style>
    <style:style style:name="T110" style:family="text">
      <style:text-properties officeooo:rsid="0084b413"/>
    </style:style>
    <style:style style:name="T111" style:family="text">
      <style:text-properties officeooo:rsid="008588fd"/>
    </style:style>
    <style:style style:name="T112" style:family="text">
      <style:text-properties officeooo:rsid="00867cdb"/>
    </style:style>
    <style:style style:name="T113" style:family="text">
      <style:text-properties officeooo:rsid="00878553"/>
    </style:style>
    <style:style style:name="T114" style:family="text">
      <style:text-properties officeooo:rsid="00898361"/>
    </style:style>
    <style:style style:name="T115" style:family="text">
      <style:text-properties officeooo:rsid="008a6b91"/>
    </style:style>
    <style:style style:name="T116" style:family="text">
      <style:text-properties officeooo:rsid="008b8782"/>
    </style:style>
    <style:style style:name="T117" style:family="text">
      <style:text-properties officeooo:rsid="008beb87"/>
    </style:style>
    <style:style style:name="T118" style:family="text">
      <style:text-properties officeooo:rsid="008cced0"/>
    </style:style>
    <style:style style:name="T119" style:family="text">
      <style:text-properties officeooo:rsid="008ec4af"/>
    </style:style>
    <style:style style:name="T120" style:family="text">
      <style:text-properties officeooo:rsid="009013c9"/>
    </style:style>
    <style:style style:name="T121" style:family="text">
      <style:text-properties officeooo:rsid="00911063"/>
    </style:style>
    <style:style style:name="T122" style:family="text">
      <style:text-properties officeooo:rsid="0091818f"/>
    </style:style>
    <style:style style:name="T123" style:family="text">
      <style:text-properties officeooo:rsid="009291d6"/>
    </style:style>
    <style:style style:name="T124" style:family="text">
      <style:text-properties officeooo:rsid="0092a904"/>
    </style:style>
    <style:style style:name="T125" style:family="text">
      <style:text-properties officeooo:rsid="00941f12"/>
    </style:style>
    <style:style style:name="T126" style:family="text">
      <style:text-properties officeooo:rsid="00960e4d"/>
    </style:style>
    <style:style style:name="T127" style:family="text">
      <style:text-properties officeooo:rsid="0097c25a"/>
    </style:style>
    <style:style style:name="T128" style:family="text">
      <style:text-properties officeooo:rsid="0098f229"/>
    </style:style>
    <style:style style:name="T129" style:family="text">
      <style:text-properties officeooo:rsid="00991e55"/>
    </style:style>
    <style:style style:name="T130" style:family="text">
      <style:text-properties officeooo:rsid="009b89ce"/>
    </style:style>
    <style:style style:name="T131" style:family="text">
      <style:text-properties officeooo:rsid="009c8321"/>
    </style:style>
    <style:style style:name="T132" style:family="text">
      <style:text-properties officeooo:rsid="009e4461"/>
    </style:style>
    <style:style style:name="T133" style:family="text">
      <style:text-properties officeooo:rsid="009ef7f6"/>
    </style:style>
    <style:style style:name="T134" style:family="text">
      <style:text-properties officeooo:rsid="00a2b7fb"/>
    </style:style>
    <style:style style:name="T135" style:family="text">
      <style:text-properties officeooo:rsid="00a40358"/>
    </style:style>
    <style:style style:name="T136" style:family="text">
      <style:text-properties officeooo:rsid="00a53792"/>
    </style:style>
    <style:style style:name="T137" style:family="text">
      <style:text-properties officeooo:rsid="00a67e50"/>
    </style:style>
    <style:style style:name="T138" style:family="text">
      <style:text-properties officeooo:rsid="00a693d7"/>
    </style:style>
    <style:style style:name="T139" style:family="text">
      <style:text-properties officeooo:rsid="00a74d58"/>
    </style:style>
    <style:style style:name="T140" style:family="text">
      <style:text-properties officeooo:rsid="00a79042"/>
    </style:style>
    <style:style style:name="T141" style:family="text">
      <style:text-properties officeooo:rsid="00a907f8"/>
    </style:style>
    <style:style style:name="T142" style:family="text">
      <style:text-properties officeooo:rsid="00a93c86"/>
    </style:style>
    <style:style style:name="T143" style:family="text">
      <style:text-properties officeooo:rsid="00aa7840"/>
    </style:style>
    <style:style style:name="T144" style:family="text">
      <style:text-properties officeooo:rsid="00ab05dd"/>
    </style:style>
    <style:style style:name="T145" style:family="text">
      <style:text-properties officeooo:rsid="00abc7ad"/>
    </style:style>
    <style:style style:name="T146" style:family="text">
      <style:text-properties officeooo:rsid="00ac0c42"/>
    </style:style>
    <style:style style:name="T147" style:family="text">
      <style:text-properties officeooo:rsid="00ade736"/>
    </style:style>
    <style:style style:name="T148" style:family="text">
      <style:text-properties officeooo:rsid="00aeb5d1"/>
    </style:style>
    <style:style style:name="T149" style:family="text">
      <style:text-properties officeooo:rsid="00afb859"/>
    </style:style>
    <style:style style:name="T150" style:family="text">
      <style:text-properties officeooo:rsid="00b07098"/>
    </style:style>
    <style:style style:name="T151" style:family="text">
      <style:text-properties officeooo:rsid="00b26457"/>
    </style:style>
    <style:style style:name="T152" style:family="text">
      <style:text-properties officeooo:rsid="00b4d78d"/>
    </style:style>
    <style:style style:name="T153" style:family="text">
      <style:text-properties fo:color="#800000" officeooo:rsid="008588fd"/>
    </style:style>
    <style:style style:name="T154" style:family="text">
      <style:text-properties fo:color="#800000" officeooo:rsid="007ea52a"/>
    </style:style>
    <style:style style:name="T155" style:family="text">
      <style:text-properties fo:color="#800000" officeooo:rsid="0080da79"/>
    </style:style>
    <style:style style:name="T156" style:family="text">
      <style:text-properties fo:color="#800000" officeooo:rsid="00867c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text:span><text:span text:style-name="T1">he</text:span><text:span text:style-name="T2"> process of</text:span><text:span text:style-name="T1"> measur</text:span><text:span text:style-name="T2">ing</text:span><text:span text:style-name="T1"> </text:span><text:span text:style-name="T2">structure-borne vibration differs significantly from that of vibrations in air. The task is complicated by several factors</text:span><text:span text:style-name="T3">, the most obvious of which is the difficulty of measuring variables at any location besides the boundary. This predicament is exactly inverted in air-borne sound, where the measurement can easily occur within the field of interest, and boundary measurements are relegated to specialized sensors. \cite[p.~3]{Cremer} Furthermore, the variables which can be readily measured in traditional structure-borne acoustics are kinematic variables: displacement and its derivatives. Pressure---the old standby of air-borne acousticians---must typically be derived from these variables. Referring back to section \ref{sec:npwaveq_nd}, we can see that the structure-borne equivalent of acoustical pressure</text:span><text:span text:style-name="T4">, stress, </text:span><text:span text:style-name="T3">must be calculated as a </text:span><text:span text:style-name="T4">2^{nd}-rank </text:span><text:span text:style-name="T3">tensor</text:span><text:span text:style-name="T4">, because of its directionality</text:span><text:span text:style-name="T3">. </text:span></text:p>
      <text:p text:style-name="P1"><text:span text:style-name="T3"/></text:p>
      <text:p text:style-name="P3"><text:span text:style-name="T4">Furthermore, the excursions of the kinematic variables in a solid as a result of vibratory stress can be quite small. The exact relationship between these variables depends primarily on the material's elasticity constants, $c_{ijkl}$, which are sensitive to the directionality and polarization of the vibratory motion</text:span><text:span text:style-name="T5">, relative to the particles in the solid</text:span><text:span text:style-name="T4">. See section \ref{sec:npwaveq_nd} for an introductory look at these considerations. </text:span></text:p>
      <text:p text:style-name="P3"><text:span text:style-name="T4"/></text:p>
      <text:p text:style-name="P3"><text:span text:style-name="T5">For example, g</text:span><text:span text:style-name="T4">iven equation \eqref{</text:span><text:span text:style-name="T6">r</text:span><text:span text:style-name="T4">ecrelation}, </text:span><text:span text:style-name="T5">we can calculate </text:span><text:span text:style-name="T4">the ratio of the</text:span><text:span text:style-name="T5"> inter-particulate</text:span><text:span text:style-name="T4"> </text:span><text:span text:style-name="T5">equilibrium length to the length under unit normal stress of a piece of polycrystalline aluminum</text:span><text:span text:style-name="T8"> with a density of $2,695 \frac{\text{kg}}{\text{m^2}}</text:span><text:span text:style-name="T6">.</text:span><text:span text:style-name="T8"> This value will be the amount of compression observed as the result of $1 \frac{\text{N}}{\text{m}^2}$.</text:span><text:span text:style-name="T6"> Substituting in the value of $c_{11} = 11.1$, with units of $10^{10} \frac{N}{</text:span><text:span text:style-name="T8">\text{</text:span><text:span text:style-name="T6">m</text:span><text:span text:style-name="T8">}</text:span><text:span text:style-name="T6">^2}$,</text:span><text:span text:style-name="T7">\cite[p.~12]{Ballantine}</text:span><text:span text:style-name="T6"> we find the material will </text:span><text:span text:style-name="T7">deviate</text:span><text:span text:style-name="T6"> on the order of $\frac{1}{11.1E10}$</text:span><text:span text:style-name="T7"> from its original position</text:span><text:span text:style-name="T6">. </text:span><text:span text:style-name="T7">Given the boundary conditions for a free surface (see section \ref{sec:lossy}), we conclude that the stress compression wave traveling through this material will be zero at the surface and the kinematic waves will be at a maximum magnitude. </text:span></text:p>
      <text:p text:style-name="P3"><text:span text:style-name="T7"/></text:p>
      <text:p text:style-name="P4"><text:span text:style-name="T8">Another rule of thumb to derive the orders of magnitude entailed by structure-borne sound is the maximal strain a given material can withstand before fracture. In the orders of magnitude near this limit, the constitutive relation equation \eqref{recrelation} no longer holds,</text:span><text:span text:style-name="T9"> and becomes nonlinear. For most materials, the strains in the nonlinear region between fracture and Hookean linearity are on the order of $10^{-3}$ to $10^{-5}. \cite[p.~16]{Ballantine}</text:span></text:p>
      <text:p text:style-name="P3"><text:span text:style-name="T10"/></text:p>
      <text:p text:style-name="P5"><text:span text:style-name="T11">Given these considerations, the direct observation of vibrat</text:span><text:span text:style-name="T13">ion</text:span><text:span text:style-name="T11"> in a solid is </text:span><text:span text:style-name="T12">generally restricted to those in the possession of a microscope. </text:span><text:span text:style-name="T13">However, many individuals have devised methods for indirectly observing such phenomena. A famous example occurred in 1787, in Wittenberg, Germany, where a 31 year-old Ernst Chladni </text:span><text:span text:style-name="T14">first published the results of an experiment which would captivate the imaginations of scientists and laypeople alike.\cite{Stockman} \cite{Ullmann} His experiment, which will be discussed in greater depth in section \ref{} of this document, consisted of sprinkling a fine powder over the surface of an object, and setting it into vibration using a violin bow. The particles collected along the nodal lines, where the incident kinematic waves were at a minimum amplitude. The dynamic shapes and synesthetic correspondence between sight and sound helped to canonize acoustics as a legitimate scientific discipline. </text:span></text:p>
      <text:p text:style-name="P5"><text:span text:style-name="T14"/></text:p>
      <text:p text:style-name="P6"><text:span text:style-name="T15">The techniques discussed in pages that follow will be assessed according to a number of attributes: cost, </text:span><text:span text:style-name="T17">field-readiness</text:span><text:span text:style-name="T16">, </text:span><text:span text:style-name="T17">quality, generality</text:span><text:span text:style-name="T15">, and impedance. In this context, \emph{cost} refers to economic cost---measured in dollars, not flops. </text:span><text:span text:style-name="T17">\emph{Field-readiness} is actually a cluster of concerns including mechanical robustness, portability, and ease of calibration.</text:span><text:span text:style-name="T18"> These considerations may take on a variety of forms, depending on the technique: for example tube lasers are not very field-ready </text:span><text:soft-page-break/><text:span text:style-name="T18">because of their high power drain.</text:span><text:span text:style-name="T17"> </text:span><text:span text:style-name="T18">The t</text:span><text:span text:style-name="T17">erm \emph{quality}</text:span><text:span text:style-name="T18">refers to </text:span><text:span text:style-name="T17">the information content of the measurements, meaning linearity (or linearizability), signal-to-noise ratio (SNR), gain-bandwidth-product (GBP), and sensitivity. \emph{Generality} means we ask ''what can it measure?''</text:span><text:span text:style-name="T18"> For example, a technique which measures perturbations in the magnetic field would be difficult to apply to the general case.</text:span><text:span text:style-name="T17"> Finally, \emph{impedance} refers not to electrical impedance</text:span><text:span text:style-name="T18">---</text:span><text:span text:style-name="T17">as any modern sensor can be reliably impedance-matched with proper gain-staging</text:span><text:span text:style-name="T18">---</text:span><text:span text:style-name="T17">but rather </text:span><text:span text:style-name="T18">mechanical impedance, as explored in section \ref{sec:impedance}. Sometimes, despite our best efforts, these considerations will become interdependent. This is the nature of considerations.</text:span></text:p>
      <text:p text:style-name="P6"><text:span text:style-name="T18"/></text:p>
      <text:p text:style-name="P8"><text:span text:style-name="T29">Sensors that Require Inertial Coupling</text:span></text:p>
      <text:p text:style-name="P9"><text:span text:style-name="T19"/></text:p>
      <text:p text:style-name="P10"><text:span text:style-name="T20">A large number of structural vibration measurement devices require the mechanical coupling of the sensor to the object of interest. Even </text:span><text:span text:style-name="T21">fairly </text:span><text:span text:style-name="T20">recent articles </text:span><text:span text:style-name="T21">in structural vibration analysis cite methods that involve these devices. \cite{han} \cite{kerschen} Using sensors which mechanically couple to the vibrating body has many advantages: they often provide high quality measurements with a low cost, extremely field-ready apparatus. Furthermore, many of these devices are reversible, meaning they can also serve as actuators. </text:span><text:span text:style-name="T22">\cite[p.~69]{Cremer} In some applications, these sensors can be extremely precise, and can hone in on specific mode families within the material. \cite[p.~36]{ballantine}</text:span></text:p>
      <text:p text:style-name="P10"><text:span text:style-name="T22"/></text:p>
      <text:p text:style-name="P11"><text:span text:style-name="T22">The drawbacks to using mechanically coupled sensors most frequently involve the acoustic impedance load concomitant with their operation.</text:span><text:span text:style-name="T25"> All sensors have mass, and this mass times the acceleration due to gravity will always result in a </text:span><text:span text:style-name="T28">normal stress</text:span><text:span text:style-name="T25"> being added to the system, in the location of the sensor.</text:span><text:span text:style-name="T22"> </text:span><text:span text:style-name="T27">Recall that the </text:span><text:span text:style-name="T28">characteristic</text:span><text:span text:style-name="T27"> impedance of a </text:span><text:span text:style-name="T28">material is given by the stress over the particle velocity in the medium, or $T/\dot{u}$. If the impedance of the sensor is high enough, </text:span><text:span text:style-name="T23">the dynamic behavior</text:span><text:span text:style-name="T28"> of the object</text:span><text:span text:style-name="T23"> changes.</text:span><text:span text:style-name="T27"> </text:span><text:span text:style-name="T23">T</text:span><text:span text:style-name="T22">his can be </text:span><text:span text:style-name="T26">somewhat </text:span><text:span text:style-name="T22">ameliorated by ensuring the sensors are extremely lightweight, </text:span><text:span text:style-name="T23">or perhaps</text:span><text:span text:style-name="T22"> </text:span><text:span text:style-name="T24">by </text:span><text:span text:style-name="T22">the </text:span><text:span text:style-name="T25">clever use of suspension springs</text:span><text:span text:style-name="T26">.</text:span><text:span text:style-name="T25"> \cite[p.~4]{\Cremer}</text:span><text:span text:style-name="T27"> Recall from section \ref{sec:impedance} that at an interface between two impedances </text:span><text:span text:style-name="T29">$</text:span><text:span text:style-name="T27">Z_1</text:span><text:span text:style-name="T29">$</text:span><text:span text:style-name="T27"> and </text:span><text:span text:style-name="T29">$</text:span><text:span text:style-name="T27">Z</text:span><text:span text:style-name="T29">_</text:span><text:span text:style-name="T27">2</text:span><text:span text:style-name="T29">$</text:span><text:span text:style-name="T27">, if </text:span><text:span text:style-name="T29">$</text:span><text:span text:style-name="T27">Z_2</text:span><text:span text:style-name="T29">$</text:span><text:span text:style-name="T27"> is much higher than </text:span><text:span text:style-name="T29">$</text:span><text:span text:style-name="T27">Z_1</text:span><text:span text:style-name="T29">$</text:span><text:span text:style-name="T27">, the reflected wave will not be completely inverted at the interface, and a partial standing-wave will result. The </text:span><text:span text:style-name="T28">least</text:span><text:span text:style-name="T27"> adversely affected frequencies are those for which the sensor has a resonance. Since the sensor</text:span><text:span text:style-name="T29">'s inertial and restorative forces </text:span><text:span text:style-name="T27">are $\pi$ apart in phase</text:span><text:span text:style-name="T29"> at such frequencies, the impedance will </text:span><text:span text:style-name="T27">tend toward zero.</text:span><text:span text:style-name="T29"> However, the severely limited bandwidth of such a measuring device would not make for a particularly good sensor.</text:span><text:span text:style-name="T27"> </text:span><text:span text:style-name="T28">\cite[p.~9]{</text:span><text:span text:style-name="T29">Cremer}</text:span><text:span text:style-name="T31"> </text:span></text:p>
      <text:p text:style-name="P11"><text:span text:style-name="T29"/></text:p>
      <text:p text:style-name="P12"><text:span text:style-name="T29">The </text:span><text:span text:style-name="T30">carbon microphone is an element which changes its resistance in response to strain. The principle of operation is simple: carbon particles are suspended in a insulating substrate, which are pressed together when the material exhibits strain. A voltage across the element encodes the strain into changes in current. This type of instrument is very</text:span><text:span text:style-name="T31"> light-weight,</text:span><text:span text:style-name="T30"> cheap, and can be made into force sensing resistors (FSR's) and strain gauges. However, carbon microphones do not have reasonable signal to noise ratios or bandwidths for high-quality vibration sensing. </text:span><text:span text:style-name="T31">Furthermore, they are fairly easily damaged.</text:span><text:span text:style-name="T35"> Their generality is also questionable, since they must be glued onto the object of study.</text:span><text:span text:style-name="T31"> </text:span><text:span text:style-name="T30">They do, however, work fairly well for measuring low frequencies.</text:span><text:span text:style-name="T31"> </text:span><text:span text:style-name="T32">\cite[p~.26]{Cremer}</text:span></text:p>
      <text:p text:style-name="P12"><text:span text:style-name="T32"/></text:p>
      <text:p text:style-name="P13"><text:span text:style-name="T32">Variable inductance sensors typically measure displacement. They are usually implemented with an alternating voltage, and the displacement is encoded into the current. This approach allows the engineer to filter out interference sidebands easily. However, the carrier frequency must high enough that the entire bandwidth of interest can pass through without artifacts. Typically the usable bandwidth is from DC to about one quarter the carrier frequency. This technique encodes the signal onto the amplitude of the carrier wave. An alternative to the variable inductance method is to use an LC oscillator with the inductor safely hidden within the housing, and instead measuring variable capacitance. </text:span><text:span text:style-name="T33">In this case, the </text:span><text:soft-page-break/><text:span text:style-name="T33">frequency of the circuit will vary as </text:span></text:p>
      <text:p text:style-name="P14"><text:span text:style-name="T33">\omega_0 = \frac{1}{\sqrt{LC}}, </text:span></text:p>
      <text:p text:style-name="P14"><text:span text:style-name="T33"/></text:p>
      <text:p text:style-name="P14"><text:span text:style-name="T33">although there will also be some amplitude modulation as well. The second plate of the capacitor may either be the object itself or some foil attached to it. The variable capacitance sensor can measure very small excursions of the material. The mechanical impedance entailed by this method can be fairly low, at least in comparison to others in its family. However, the technique is susceptible to interference, and not particularly field-ready. \cite{Cremer}</text:span></text:p>
      <text:p text:style-name="P14"><text:span text:style-name="T33"/></text:p>
      <text:p text:style-name="P14"><text:span text:style-name="T33">By far, the most common type of coupled instrument for structure-borne sound is the piezoelectric transducer (PZT). These devices are extremely convenient and cheap. Furthermore, they can be made to be quite accurate. Because of the </text:span><text:span text:style-name="T43">potentially</text:span><text:span text:style-name="T33"> high </text:span><text:span text:style-name="T34">efficiency with which these devices can convert energy from stress to current and back, PZT's are desirable in low power or high frequency applications. </text:span><text:span text:style-name="T37">When used as sensors, they can be made to approach ideal accelerometers. \cite[p.~67]{Cremer}</text:span></text:p>
      <text:p text:style-name="P14"><text:span text:style-name="T36"/></text:p>
      <text:p text:style-name="P15"><text:span text:style-name="T36">Piezoelectric materials are generally crystals or</text:span><text:span text:style-name="T37">, less often, amorphous</text:span><text:span text:style-name="T36"> ceramics that </text:span><text:span text:style-name="T37">have asymmetries in their atomic lattice. \cite[p.~17]{Kino} These materials have a different set of constitutive relations, and therefore a different wave equation, which explains the lengthy title of section \ref{sec:npwaveq_nd}. These materials exhibit coupling between strain and electrical polarization, which is the result of </text:span><text:span text:style-name="T38">unevenly distributed charges in the lattice. </text:span><text:span text:style-name="T39">This coupling results in two effects, which are always observed together: the \emph{direct} piezoelectric effect, wherein the material develops a macroscopic net charge distribution as the result of mechanical strain, and the \emph{converse} piezoelectric effect, wherein mechanical strain occurs as the result of the application of an electric field. \cite[p.~23]{Ballantine} The constitutive relations for piezoelectric materials may be derived from an adjustment of the non-piezoelectric elastic constitutive relations, as defined in equation \eqref{ecrelations}, by adding a second equation, resulting in a system of equations\cite[p.~24]{Ballantine}</text:span><text:span text:style-name="T40">,</text:span></text:p>
      <text:p text:style-name="P15"><text:span text:style-name="T39"/></text:p>
      <text:p text:style-name="P16"><text:span text:style-name="T39">T_I = </text:span><text:span text:style-name="T40">\sum_{J=1}^6</text:span><text:span text:style-name="T41"> \left(</text:span><text:span text:style-name="T40"> </text:span><text:span text:style-name="T39">c_{I</text:span><text:span text:style-name="T40">J</text:span><text:span text:style-name="T39">}^ES_J - </text:span><text:span text:style-name="T40">\sum_{j=1}^3 </text:span><text:span text:style-name="T39">e_{Ij}E_j</text:span><text:span text:style-name="T41"> \right)</text:span><text:span text:style-name="T40"> \notag\\</text:span></text:p>
      <text:p text:style-name="P16"><text:span text:style-name="T39">D_i = </text:span><text:span text:style-name="T40">\sum_{j = 1}^3</text:span><text:span text:style-name="T41"> \left(</text:span><text:span text:style-name="T40"> \epsilon_{ij}^S E_j + \sum_{J = 1}^6 e_iJ S_J</text:span><text:span text:style-name="T41"> \right)</text:span><text:span text:style-name="T40"> \qquad \text{,}</text:span></text:p>
      <text:p text:style-name="P7"><text:span text:style-name="T40"/></text:p>
      <text:p text:style-name="P66"><text:span text:style-name="T43">A large number of structural vibration measurement devices require the mechanical coupling of the sensor to the object of interest. Even fairly recent articles in structural vibration analysis cite methods that involve these devices. \cite{Han2003} \cite{Kerschen2002} Using sensors which mechanically couple to the vibrating body has many advantages: they often provide high quality measurements with a low cost, extremely field-ready apparatus. Furthermore, many of these devices are reversible, meaning they can also serve as actuators. \cite[p.~69]{Cremer1973} In some applications, these sensors can be extremely precise, and can hone in on specific mode families within the material. \cite[p.~36]{Ballantine1997}</text:span></text:p>
      <text:p text:style-name="P66"><text:span text:style-name="T43"/></text:p>
      <text:p text:style-name="P66"><text:span text:style-name="T43">The drawbacks to using mechanically coupled sensors most frequently involve the acoustic impedance load concomitant with their operation. All sensors have mass, and this mass times the acceleration due to gravity will always result in a normal stress being added to the system, in the location of the sensor. Recall that the characteristic impedance of a material is given by the stress over the particle velocity in the medium, or $T/\dot{u}$. If the impedance of the sensor is high enough, the dynamic behavior of the object changes. This can be somewhat ameliorated by ensuring the sensors are extremely lightweight, or perhaps by the clever use of suspension springs. \cite[p.~4]{Cremer1973} Recall from section \ref{sec:impedance} that at an interface between two impedances $Z_1$ and $Z_2$, if $Z_2$ </text:span><text:soft-page-break/><text:span text:style-name="T43">is much higher than $Z_1$, the reflected wave will not be completely inverted at the interface, and a partial standing-wave will result. The least adversely affected frequencies are those for which the sensor has a resonance. Since the sensor's inertial and restorative forces are $\pi$ apart in phase at such frequencies, the impedance will tend toward zero. However, the severely limited bandwidth of such a measuring device would not make for a particularly good sensor. \cite[p.~9]{Cremer1973} </text:span></text:p>
      <text:p text:style-name="P66"><text:span text:style-name="T43"/></text:p>
      <text:p text:style-name="P66"><text:span text:style-name="T43">The carbon microphone is an element which changes its resistance in response to strain. The principle of operation is simple: carbon particles are suspended in a insulating substrate, which are pressed together when the material exhibits strain. A voltage across the element encodes the strain into changes in current. This type of instrument is very light-weight, cheap, and can be made into force sensing resistors (FSR's) and strain gauges. However, carbon microphones do not have reasonable signal to noise ratios or bandwidths for high-quality vibration sensing. Furthermore, they are fairly easily damaged. Their generality is also questionable, since they must be glued onto the object of study. They do, however, work fairly well for measuring low frequencies. \cite[p~.26]{Cremer1973}</text:span></text:p>
      <text:p text:style-name="P66"><text:span text:style-name="T43"/></text:p>
      <text:p text:style-name="P66"><text:span text:style-name="T43">Variable inductance sensors typically measure displacement. They are usually implemented with an alternating voltage, and the displacement is encoded into the current. This approach allows the engineer to filter out interference sidebands easily. However, the carrier frequency must high enough that the entire bandwidth of interest can pass through without artifacts. Typically the usable bandwidth is from DC to about one quarter the carrier frequency. This technique encodes the signal onto the amplitude of the carrier wave. An alternative to the variable inductance method is to use an LC oscillator with the inductor safely hidden within the housing, and instead measuring variable capacitance. In this case, the frequency of the circuit will vary as </text:span></text:p>
      <text:p text:style-name="P66"><text:span text:style-name="T43">\begin{equation*}</text:span></text:p>
      <text:p text:style-name="P66"><text:span text:style-name="T43">\omega_0 = \frac{1}{\sqrt{LC}} \text{,} </text:span></text:p>
      <text:p text:style-name="P66"><text:span text:style-name="T43">\end{equation*}</text:span></text:p>
      <text:p text:style-name="P66"><text:span text:style-name="T43">although there will also be some amplitude modulation as well. The second plate of the capacitor may either be the object itself or some foil attached to it. The variable capacitance sensor can measure very small excursions of the material. The mechanical impedance entailed by this method can be fairly low, at least in comparison to others in its family. However, the technique is susceptible to interference, and not particularly field-ready. \cite{Cremer1973}</text:span></text:p>
      <text:p text:style-name="P66"><text:span text:style-name="T43"/></text:p>
      <text:p text:style-name="P66"><text:span text:style-name="T43">By far, the most common type of coupled instrument for structure-borne sound is the piezoelectric transducer (PZT). These devices are extremely convenient and cheap. Furthermore, they can be made to be quite accurate. Because of the potentially high efficiency with which these devices can convert energy from stress to current and back, PZT's are desirable in low power or high frequency applications. When used as sensors, they can be made to approach ideal accelerometers. \cite[p.~67]{Cremer1973}</text:span></text:p>
      <text:p text:style-name="P66"><text:span text:style-name="T43"/></text:p>
      <text:p text:style-name="P66"><text:span text:style-name="T43">Piezoelectric materials are generally crystals or, less often, amorphous ceramics that have asymmetries in their atomic lattice. \cite[p.~17]{Kino1987} These materials have a different set of constitutive relations, and therefore a different wave equation, which explains the lengthy title of section \ref{sec:npwaveq_nd}. These materials exhibit coupling between strain and electrical polarization, which is the result of unevenly distributed charges in the lattice. This coupling results in two effects, which are always observed together: the \emph{direct} piezoelectric effect, wherein the material develops a macroscopic net charge distribution as the result of mechanical strain, and the \emph{converse} piezoelectric effect, wherein mechanical strain occurs as the result of the application of an electric field. \cite[p.~23]{Ballantine1997} The constitutive relations for piezoelectric materials may be derived from an adjustment of the non-piezoelectric elastic constitutive relations, as defined in </text:span><text:soft-page-break/><text:span text:style-name="T43">equation \eqref{ecrelation}, by adding a second equation, resulting in a system of equations\cite[p.~24]{Ballantine1997},</text:span></text:p>
      <text:p text:style-name="P66"><text:span text:style-name="T43">\begin{align}\label{pecrelation}</text:span></text:p>
      <text:p text:style-name="P66"><text:span text:style-name="T43">T_I &amp;= \sum_{J=1}^6 \left( c_{IJ}^E S_J - \sum_{j=1}^3 e_{Ij}E_j \right) \notag\\</text:span></text:p>
      <text:p text:style-name="P66"><text:span text:style-name="T43">D_i &amp;= \sum_{j = 1}^3 \left( \epsilon_{ij}^S E_j + \sum_{J = 1}^6 e_{iJ} S_J \right) \qquad \text{,}</text:span></text:p>
      <text:p text:style-name="P66"><text:span text:style-name="T43">\end{align}</text:span></text:p>
      <text:p text:style-name="P7"><text:span text:style-name="T40"/></text:p>
      <text:p text:style-name="P17"><text:span text:style-name="T43"/></text:p>
      <text:p text:style-name="P7"><text:span text:style-name="T40"/></text:p>
      <text:p text:style-name="P20"><text:span text:style-name="T40">where $e_{Ij}$ is a 3\textsuperscript{rd}-rank tensor in reduced notation (see section \ref{sec:npwaveq_nd}) describing the piezoelectric stress constants, D_i is a 1\textsuperscript{st}-rank tensor containing the electrical displacement </text:span><text:span text:style-name="T42">components</text:span><text:span text:style-name="T40">, $\epsilon_{ij}$ is a 2\textsuperscript{nd}-rank tensor of the </text:span><text:span text:style-name="T41">permittivity constants</text:span><text:span text:style-name="T42">, and $E_j$ is a 1\textsuperscript{st}-rank tensor containing the electric field components</text:span><text:span text:style-name="T41">. </text:span><text:span text:style-name="T42">\cite[p.~24]{Ballantine}$c_{IJ}^E$ is analogous to the elasticity tensor, $c_{IJ}$, from equation \eqref{recrelation}, except that we have now defined its components for the condition of zero electric field. \cite[p.~19]{Kino} The above system of equations shows the nature of the interdependence of the electric and mechanical variables: stress relates to strain through the elasticity constants $c$ (as usual), and to the electric field through the piezoelectric stress constants $e$, while the electric displacement $D$ relates to the electric field $E$ through the permittivity constants $\epsilon$, and to the strain through the piezoelectric stress constants once again. The entire system forms a loop of dependence among the variables.</text:span><text:span text:style-name="T43"> A piezoelectric solid requires $3\times6 = 18$ constants to describe each of these relationships, and thus fully characterize it. Furthermore, strain patterns will vary with the piezoelectric material chosen. </text:span><text:span text:style-name="T42">\cite[p.~24]{Ballantine}</text:span></text:p>
      <text:p text:style-name="P20"><text:span text:style-name="T42"/></text:p>
      <text:p text:style-name="P17"><text:span text:style-name="T43">From the constitutive relations defined in equations \eqref{pecrelation}, we can now derive the \emph{</text:span><text:span text:style-name="T47">P</text:span><text:span text:style-name="T43">iezoelectric </text:span><text:span text:style-name="T47">W</text:span><text:span text:style-name="T43">ave </text:span><text:span text:style-name="T47">E</text:span><text:span text:style-name="T43">quation</text:span><text:span text:style-name="T44">} in a few simple steps. First, we note that the electric field components, $E$, can be written in terms of potential, $\phi$</text:span><text:span text:style-name="T45">, as $E_k = {}^{-\partial \phi}/_{\partial x_k}$.</text:span><text:span text:style-name="T46"> We also note that $S_J = {}^{\partial u_l}/_{\partial </text:span><text:span text:style-name="T47">x_k}$, which comes from \eqref{recrelation}.</text:span><text:span text:style-name="T45"> </text:span><text:span text:style-name="T46">Substituting </text:span><text:span text:style-name="T47">these</text:span><text:span text:style-name="T46"> into our definition of $T_I$ from \eqref{pecrelation}, we find\cite[p.~26]{Ballantine}</text:span></text:p>
      <text:p text:style-name="P17"><text:span text:style-name="T46"/></text:p>
      <text:p text:style-name="P21"><text:span text:style-name="T46">T_{ij} = \sum_{J=1}^6 \left( c_{IJ}^E </text:span><text:span text:style-name="T47">\frac{\partial u_l}{\partial x_k}\right)</text:span><text:span text:style-name="T46"> + \sum_{k=1}^3</text:span><text:span text:style-name="T47"> \left(</text:span><text:span text:style-name="T46"> e_{Ik} \frac</text:span><text:span text:style-name="T47">{\partial \phi}{\partial x_k} \right) \qquad \text{,}</text:span></text:p>
      <text:p text:style-name="P20"><text:span text:style-name="T47"/></text:p>
      <text:p text:style-name="P22"><text:span text:style-name="T47">differentiating both sides with respect to $x_j$, and noting, just as we did in \eqref{motion}, that ${}^{\partial T</text:span><text:span text:style-name="T48">_I</text:span><text:span text:style-name="T47">} /_\partial x</text:span><text:span text:style-name="T48">_j</text:span><text:span text:style-name="T47"> = \rho \ddot{u</text:span><text:span text:style-name="T48">_i</text:span><text:span text:style-name="T47">}$ gives the piezoelectric wave equation:</text:span></text:p>
      <text:p text:style-name="P22"><text:span text:style-name="T47"/></text:p>
      <text:p text:style-name="P18"><text:span text:style-name="T48">\rho\ddot{u_i} = \sum_{j,k,l = 1}^3 \left( c_{ijkl} \frac{\partial^2 u_l}{\partial x_k \partial x_j} \right) </text:span></text:p>
      <text:p text:style-name="P18"><text:span text:style-name="T48">+ \sum_{j,k=1}^3 e_{ijk}</text:span><text:span text:style-name="T49">\left(</text:span><text:span text:style-name="T48"> \frac{\partial^2 \phi}{\partial x_k \partial x_j}</text:span><text:span text:style-name="T49"> \right)</text:span></text:p>
      <text:p text:style-name="P18"><text:span text:style-name="T49"/></text:p>
      <text:p text:style-name="P18"><text:span text:style-name="T49"/></text:p>
      <text:p text:style-name="P67"><text:span text:style-name="T49"/></text:p>
      <text:p text:style-name="P67"><text:span text:style-name="T49"/></text:p>
      <text:p text:style-name="P67"><text:span text:style-name="T49"/></text:p>
      <text:p text:style-name="P67"><text:span text:style-name="T49"/></text:p>
      <text:p text:style-name="P67"><text:span text:style-name="T49"/></text:p>
      <text:p text:style-name="P67"><text:span text:style-name="T49"/></text:p>
      <text:p text:style-name="P67"><text:span text:style-name="T49"/></text:p>
      <text:p text:style-name="P19"><text:soft-page-break/><text:span text:style-name="T43">//-uncopied</text:span></text:p>
      <text:p text:style-name="P19"><text:span text:style-name="T43"/></text:p>
      <text:p text:style-name="P23"><text:span text:style-name="T50">The above system represents 3 equations, but there are four unknowns: $u_{xyz}$ and $\phi$. </text:span><text:span text:style-name="T51">If we believe the divergence of electric displacement $\nabla \cdot D = 0$, which is true for a piezoelectric solid with no free charges, we can find the fourth equation to be\cite[p.~27]{Ballantine}</text:span></text:p>
      <text:p text:style-name="P24"><text:span text:style-name="T52">\begin{equation}\label{pwaveq_phi}</text:span></text:p>
      <text:p text:style-name="P25"><text:span text:style-name="T51">\sum_{i,k,l=1}^3 e_{ikl}\frac{\partial^2 u_l}{\partial x_k \partial_i} - \sum_{i,k=1}^3 \epsilon_{ik} \frac{\partial^2 \phi}{\partial x_k \partial x_i} = 0</text:span><text:span text:style-name="T52"> \qquad \text{.}</text:span></text:p>
      <text:p text:style-name="P24"><text:span text:style-name="T52">\end{equation}</text:span></text:p>
      <text:p text:style-name="P24"><text:span text:style-name="T52"/></text:p>
      <text:p text:style-name="P24"><text:span text:style-name="T52">Piezoelectric coupling changes the effective elasticity coefficient $c$. To find this effect, we solve the system of equations for a plane shear wave. We start by setting two of our particle displacement components, $u$, to zero, and combining equations \eqref{pwaveq} and \eqref{pwaveq_phi}. Since our hypothetical wave only has displacement coefficients along a single component---notated as $x_i$---we will drop the tensor notation for clarity. </text:span><text:span text:style-name="T52">\cite[p.~27]{Ballantine}</text:span></text:p>
      <text:p text:style-name="P24"><text:span text:style-name="T52">\begin{align}</text:span></text:p>
      <text:p text:style-name="P26"><text:span text:style-name="T52">c \frac{\partial^2 u}{\partial x_i^2} + e \frac{\partial^2 \phi}{\partial x^2} = \rho \ddot{u}\label{pwaveq_</text:span><text:span text:style-name="T53">plane</text:span><text:span text:style-name="T52">}\\</text:span></text:p>
      <text:p text:style-name="P26"><text:span text:style-name="T52">e \frac{\partial^2 u}{\partial x_i^2} - \epsilon \frac{\partial^2 \phi}{\partial x^2} = 0</text:span><text:span text:style-name="T53">\notag</text:span></text:p>
      <text:p text:style-name="P26"><text:span text:style-name="T53">\end{align}</text:span></text:p>
      <text:p text:style-name="P24"><text:span text:style-name="T53">Manipulating the the second equation's $\phi$ term to enable subtracting it from the first equation yields:</text:span></text:p>
      <text:p text:style-name="P26"><text:span text:style-name="T53">\begin{equation*}</text:span></text:p>
      <text:p text:style-name="P26"><text:span text:style-name="T53">\frac{e^2}{\epsilon} \frac{\partial^2 u}{\partial x^2} - e \frac{\partial^2 \phi}{\partial x^2} = 0 \qquad <text:s/>\text{,}</text:span></text:p>
      <text:p text:style-name="P24"><text:span text:style-name="T52">\end{</text:span><text:span text:style-name="T53">equation*</text:span><text:span text:style-name="T52">}</text:span></text:p>
      <text:p text:style-name="P26"><text:span text:style-name="T53">which can now be subtracted from \eqref{pwaveq_plane}</text:span><text:span text:style-name="T56">,</text:span></text:p>
      <text:p text:style-name="P26"><text:span text:style-name="T53">\begin{</text:span><text:span text:style-name="T56">equation*</text:span><text:span text:style-name="T53">}</text:span></text:p>
      <text:p text:style-name="P27"><text:span text:style-name="T56">\left(\frac{e^2}{\epsilon} + c\right) \frac{\partial^2u}{\partial x^2} = \rho \ddot{u} \qquad \text{.}</text:span></text:p>
      <text:p text:style-name="P26"><text:span text:style-name="T53">\end{</text:span><text:span text:style-name="T56">equation*</text:span><text:span text:style-name="T53">}</text:span></text:p>
      <text:p text:style-name="P27"><text:span text:style-name="T56">Comparing the left-hand side of the above equation to that of equation \eqref{npwaveq_nd} shows the relationship between the elasticity coefficient $c'$ in a material exhibiting piezoelectric coupling, and the elasticity coefficient $c$ in a material not exhibiting such coupling (for that vibratory regime), all other things being equal, to be</text:span></text:p>
      <text:p text:style-name="P27"><text:span text:style-name="T56">\begin{align*}</text:span></text:p>
      <text:p text:style-name="P27"><text:span text:style-name="T56">c' = c\left( 1 + \frac{e^2}{c \epsilon}\right)</text:span></text:p>
      <text:p text:style-name="P27"><text:span text:style-name="T56">c' = c (1 + K^2) \qquad \text{.}</text:span></text:p>
      <text:p text:style-name="P27"><text:span text:style-name="T56">\end{align*}</text:span></text:p>
      <text:p text:style-name="P27"><text:span text:style-name="T56">This value, $K^2</text:span><text:span text:style-name="T57"> = {}^{e^2}/{}_{c \epsilon}</text:span><text:span text:style-name="T56">$, is called the \emph{electromechanical coupling coefficient}, and it is given for a wave with a specific propagation direction and specific particulate displacement direction, on a particular material. Thus, it has the same dimensionality as $c$. </text:span><text:span text:style-name="T57">\cite[p.~28]{Ballantine}</text:span></text:p>
      <text:p text:style-name="P68"><text:span text:style-name="T57"/></text:p>
      <text:p text:style-name="P69"><text:span text:style-name="T57">//</text:span><text:span text:style-name="T58">---</text:span></text:p>
      <text:p text:style-name="P70"><text:span text:style-name="T58"/></text:p>
      <text:p text:style-name="P70"><text:span text:style-name="T58"/></text:p>
      <text:p text:style-name="P70"><text:span text:style-name="T58"/></text:p>
      <text:p text:style-name="P71"><text:span text:style-name="T59"/></text:p>
      <text:p text:style-name="P71"><text:span text:style-name="T59"/></text:p>
      <text:p text:style-name="P28"><text:soft-page-break/><text:span text:style-name="T59">As </text:span><text:span text:style-name="T77">electro</text:span><text:span text:style-name="T59">mechanical resonators, </text:span><text:span text:style-name="T77">PZT's</text:span><text:span text:style-name="T59"> have high </text:span><text:span text:style-name="T77">selectivity</text:span><text:span text:style-name="T59">, which allows them to be used as efficient oscillators and filters. \cite[p.~27]{Kino} </text:span><text:span text:style-name="T73">There are several variants of PZT's, each one sensing a different mode of vibration. </text:span><text:span text:style-name="T74">However, the vibrations most of these devices are intended to sense are forced.</text:span><text:span text:style-name="T75"> \cite[p.~154]{Cremer}</text:span><text:span text:style-name="T74"> Therefore, despite their novelty, their applicability to the topic at hand---that of spatially measuring acoustic vibration in the field---is fatally limited. The most applicable to vibration measurement appears to be the Thickness Shear Mode resonator. </text:span></text:p>
      <text:p text:style-name="P28"><text:span text:style-name="T59"/></text:p>
      <text:p text:style-name="P29"><text:span text:style-name="T60">\emph{Thickness Shear Mode resonators} (TSM), as their name implies, act on the shear mode of vibration as it propagates the thickness of the crystal. These are the kind of sensors typically use</text:span><text:span text:style-name="T72">d as</text:span><text:span text:style-name="T60"> ``contact microphones</text:span><text:span text:style-name="T61">,'' which amplify strain waves directly into fluctuating voltages. However, TSM resonators are much more sensitive when driven to resonance. By tracking fluctuations in the resonant frequency of the crystal, a rigidly bound mass may be measured. \cite[p.~37]{Ballantine}</text:span></text:p>
      <text:p text:style-name="P29"><text:span text:style-name="T61"/></text:p>
      <text:p text:style-name="P30"><text:span text:style-name="T61">The measurement works using the fairly simple </text:span><text:span text:style-name="T68">hypothesis</text:span><text:span text:style-name="T61"> o</text:span><text:span text:style-name="T68">ffered</text:span><text:span text:style-name="T61"> by Lord Rayleigh</text:span><text:span text:style-name="T62">: that the mechanical resonance only occurs when the peak kinetic energy balances the peak potential energy in a system. A mass that has been rigidly coupled to the surface of the crystal results in a change in kinetic energy, since the surface is naturally an anti</text:span><text:span text:style-name="T69">-</text:span><text:span text:style-name="T62">node for the strain wave, without a change in potential energy, which is zero at the surface regardless. \cite[p.~43]{Ballantine}</text:span><text:span text:style-name="T66"> </text:span></text:p>
      <text:p text:style-name="P30"><text:span text:style-name="T62"/></text:p>
      <text:p text:style-name="P31"><text:span text:style-name="T62">Recall from earlier discussions of the boundary behaviors of a vibrating body \ref{sec:impedance} that the incident surface of a reflected wave is the result of a change in impedance. When the impedance of at the surface is zero, the reflection is $\pi$, and the shear wave traveling across the sensor matches the resonance given by the object alone. However, if the impedance on the other side of the interface is nonzero, the wave is no longer rotated by $\pi$, and </text:span><text:span text:style-name="T63">in the case of our forced vibration in section \ref{sec:impedance}, a partial standing wave resulted.</text:span><text:span text:style-name="T64"> \cite[p.~119]{Cremer}</text:span><text:span text:style-name="T63"> In this case, the vibration is not held at a given frequency, but rather held at resonance, so the frequency of the vibration changes to match the impedance ratio at the barrier.</text:span><text:span text:style-name="T62"> </text:span></text:p>
      <text:p text:style-name="P32"><text:span text:style-name="T62"/></text:p>
      <text:p text:style-name="P33"><text:span text:style-name="T64">The quality of </text:span><text:span text:style-name="T68">TSM</text:span><text:span text:style-name="T64"> measurements, when applied correctly, </text:span><text:span text:style-name="T65">is</text:span><text:span text:style-name="T64"> outstanding: the sensor can be driven at any of the thickness shear modes, which, similarly to the example we gave in section \ref{sec:modes}, would </text:span><text:span text:style-name="T65">favor odd integer multiples of the zero-th modal wave-number, itself likely </text:span><text:span text:style-name="T67">in the megahertz range</text:span><text:span text:style-name="T65">.</text:span><text:span text:style-name="T69"> The sensitivity of the TSM is given by the \emph{Sauerbrey equation},</text:span></text:p>
      <text:p text:style-name="P33"><text:span text:style-name="T69">\begin{equation*}</text:span></text:p>
      <text:p text:style-name="P33"><text:span text:style-name="T69">\delta f = - \frac{2 f_1^2 \rho_s}{sqrt{\mu_q \rho_q}} \qquad \text{,}</text:span></text:p>
      <text:p text:style-name="P33"><text:span text:style-name="T69">\end{equation*}</text:span></text:p>
      <text:p text:style-name="P33"><text:span text:style-name="T69">where $\rho_s$ is the surface mass dens</text:span><text:span text:style-name="T70">ity, or mass per unit area. </text:span><text:span text:style-name="T67">Since the fluctuations of frequency as the result of incident mass</text:span><text:span text:style-name="T70"> density</text:span><text:span text:style-name="T67"> are proportional to the square of the resonant frequency, this</text:span><text:span text:style-name="T68"> technique can be calibrated to many applications, particularly in the medical and chemical fields. </text:span></text:p>
      <text:p text:style-name="P34"><text:span text:style-name="T68"/></text:p>
      <text:p text:style-name="P35"><text:span text:style-name="T69">Although they vary over a wide range, the transducer itself is fairly cheap, and the implementation circuit is fairly simple. The frequency and stability of the crystal are the two primary factors in the cost vs quality curve.</text:span><text:span text:style-name="T70"> Digitizing the signal with consumer audio equipment would require heterodyning with a high frequency oscillator, perhaps also supplied by a crystal for stability purposes.</text:span></text:p>
      <text:p text:style-name="P34"><text:span text:style-name="T68"/></text:p>
      <text:p text:style-name="P34"><text:span text:style-name="T62">The measurement is only precise when </text:span><text:span text:style-name="T63">the object of interest is thin in comparison with the wavelength of the vibration. This is because a reflection from the opposite boundary of the object measured would then cause its own reflections, and in fact would behave similarly to </text:span><text:span text:style-name="T64">the coupled sensor as described earlier in this section. As a result of this, typically TSM's are used to measure the mass of rigid, thin films. </text:span><text:span text:style-name="T70">Therefore, generality is not a strong point of this technique. </text:span></text:p>
      <text:p text:style-name="P35"><text:soft-page-break/><text:span text:style-name="T70"/></text:p>
      <text:p text:style-name="P36"><text:span text:style-name="T71">We previously discussed \emph{Surface Acoustic Waves} in section \ref{sec:waves}, in the context of boundary interactions in vibrating objects. </text:span><text:span text:style-name="T72">These waves have practical uses mostly related to communications and non-destructive testing. </text:span><text:span text:style-name="T75">That being said, the field of SAW devices is ripe for development. The </text:span><text:span text:style-name="T77">basic</text:span><text:span text:style-name="T75"> idea for a SAW device is to line a material with strips of piezoelectric material, which alternate to form a pattern that corresponds to the mode of vibration of interest. </text:span><text:span text:style-name="T77">These striated PZT's, called \emph{Interdigital Transducers}, can be either sensors or transducers. Frequently, these are designed as two-port devices. \cite[p.~36]{Ballantine}</text:span></text:p>
      <text:p text:style-name="P36"><text:span text:style-name="T75"/></text:p>
      <text:p text:style-name="P36"><text:span text:style-name="T73">Exciting work has been done using ultrasound to </text:span><text:span text:style-name="T75">create</text:span><text:span text:style-name="T73"> acoustic holograms, and some results seem to</text:span><text:span text:style-name="T74"> be</text:span><text:span text:style-name="T75"> of</text:span><text:span text:style-name="T74"> promising</text:span><text:span text:style-name="T75"> quality</text:span><text:span text:style-name="T76">. The prospect of imaging with sound is especially interesting when one considers the</text:span><text:span text:style-name="T77"> possibility of directly measuring longitudinal waves in solids, for example.</text:span><text:span text:style-name="T76"> </text:span><text:span text:style-name="T77">H</text:span><text:span text:style-name="T74">owever these devices fail on almost all fronts: they are</text:span><text:span text:style-name="T75"> still</text:span><text:span text:style-name="T74"> extremely expensive, laboratory-dwelling, application-specific devices. </text:span><text:span text:style-name="T75">\cite[p.~276]{Kino} PZT's, we will soon discover, have more useful applications because of their interactions with light. </text:span></text:p>
      <text:p text:style-name="P72"><text:span text:style-name="T75"/></text:p>
      <text:p text:style-name="P75"><text:span text:style-name="T80">Piezoelectrics, again, for our purposes, seem to have more useful applications because of their ability to interact with light. Exciting work has been done using ultrasound to create acoustic holograms, and some results seem to be of promising quality. The prospect of imaging with sound is especially interesting when one considers the possibility of directly measuring longitudinal waves in solids, for example. </text:span></text:p>
      <text:p text:style-name="P75"><text:span text:style-name="T80"/></text:p>
      <text:p text:style-name="P76"><text:span text:style-name="T81">Many meaningful parallels may be drawn between optics and acoustics. The differential wave equation is the same, and the boundary conditions are very similar. </text:span><text:span text:style-name="T82">Much like in acoustics, optics talks about wave-trains and beams, and, much like in acoustics, these are just conveniences: light doesn't travel in rays, any more than sound does. \cite[p.~100]{Hecht} Both are particles... occasionally. </text:span></text:p>
      <text:p text:style-name="P76"><text:span text:style-name="T82"/></text:p>
      <text:p text:style-name="P73"><text:span text:style-name="T78"/></text:p>
      <text:p text:style-name="P73"><text:span text:style-name="T78">//-----</text:span></text:p>
      <text:p text:style-name="P73"><text:span text:style-name="T78"/></text:p>
      <text:p text:style-name="P74"><text:span text:style-name="T79">Considerations for Optical Techniques</text:span></text:p>
      <text:p text:style-name="P81">II<text:span text:style-name="T84">I</text:span>)<text:tab/>Description and Assessment of Vibrometry Techniques that Do Not Require Coupling</text:p>
      <text:p text:style-name="P81"><text:tab/>A)<text:tab/>Considerations for Optical Techniques</text:p>
      <text:p text:style-name="P81"><text:tab/><text:tab/>1)<text:tab/>Characterization of Gaussian Laser Ray Bundles</text:p>
      <text:p text:style-name="P78"><text:span text:style-name="T82"/></text:p>
      <text:p text:style-name="P37"><text:span text:style-name="T82">The characterization of light sources is essential for any optical imaging application. </text:span><text:span text:style-name="T83">Like sound, light can be described as a wave phenomenon: a solution to the differential wave equation</text:span><text:span text:style-name="T93">. T</text:span><text:span text:style-name="T91">his time</text:span><text:span text:style-name="T93">, the </text:span><text:span text:style-name="T88"><text:s/>from the differential form of Maxwell's equations</text:span><text:span text:style-name="T89"> for free space</text:span><text:span text:style-name="T88">.</text:span><text:span text:style-name="T91"> </text:span><text:span text:style-name="T106">This model is known as the \emph{Classical} model, and we will largely content ourselves with this oversimplification, just as we did for acoustics earlier in this document. </text:span><text:span text:style-name="T91">T</text:span><text:span text:style-name="T89">he vector form</text:span><text:span text:style-name="T91">ul</text:span><text:span text:style-name="T89">ation of Maxwell's equations is concisely descriptive:</text:span><text:span text:style-name="T95"> \cite[p.~44]{Hecht}</text:span></text:p>
      <text:p text:style-name="P37"><text:span text:style-name="T89">\begin{align}\label{maxwell}</text:span></text:p>
      <text:p text:style-name="P37"><text:span text:style-name="T89">\nabla^2 E </text:span><text:span text:style-name="T90">&amp;</text:span><text:span text:style-name="T89">= \epsilon_0 \mu_0 \frac{\partial</text:span><text:span text:style-name="T90">^2</text:span><text:span text:style-name="T89"> E}{</text:span><text:span text:style-name="T90">\partial t^2} \notag\\</text:span></text:p>
      <text:p text:style-name="P38"><text:span text:style-name="T90">\nabla^2 B &amp;= \epsilon_0 \mu_0 \frac{\partial^2 B}{\partial t^2}</text:span></text:p>
      <text:p text:style-name="P37"><text:span text:style-name="T89">\end{align}</text:span></text:p>
      <text:p text:style-name="P37"><text:span text:style-name="T90">Above, $E$ and $B$ are vectors with $x, y,$ and $z$</text:span><text:span text:style-name="T89"> </text:span><text:span text:style-name="T90">components. $\epsilon</text:span><text:span text:style-name="T91">_0</text:span><text:span text:style-name="T90">$ and $\mu</text:span><text:span text:style-name="T91">_0</text:span><text:span text:style-name="T90">$ are the permittivity and permeability of free space, respectively. Thus, the propagation speed of such a disturbance (in a vacuum) is </text:span><text:span text:style-name="T91">$</text:span><text:span text:style-name="T94">v</text:span><text:span text:style-name="T91"> = 1/\sqrt{\epsilon_0 \mu_0}</text:span><text:span text:style-name="T95">$</text:span><text:span text:style-name="T91">. Light</text:span><text:span text:style-name="T88"> is a coupled electromagnetic field disturbance---that is, an electric and magnetic field, moving in synchrony---each component of which </text:span><text:soft-page-break/><text:span text:style-name="T88">satisfies the scalar differential wave equation, just as we saw for sound in section \ref{sec:npwaveq}. </text:span><text:span text:style-name="T89">That equation, </text:span><text:span text:style-name="T92">which we have seen before</text:span><text:span text:style-name="T95"> in terms of exponential functions in equation \eqref{npwaveq}</text:span><text:span text:style-name="T89">, looks like this</text:span><text:span text:style-name="T95"> when written more generally. \cite[p.~44]{Hecht}</text:span></text:p>
      <text:p text:style-name="P37"><text:span text:style-name="T89">\begin{equation}\label{waveq_light}</text:span></text:p>
      <text:p text:style-name="P39"><text:span text:style-name="T91">\</text:span><text:span text:style-name="T92">frac{\partial^2\Psi}{\partial x^2} + \frac{\partial^2 \Psi}{\partial y^2} + \frac{\partial^2 \Psi}{\partial^2\Psi}{\partial z^2}= \frac{1}{</text:span><text:span text:style-name="T109">v_0</text:span><text:span text:style-name="T92">^2}\frac{\partial^2\Psi}{\partial t^2}</text:span></text:p>
      <text:p text:style-name="P39"><text:span text:style-name="T91">\end{equation}</text:span></text:p>
      <text:p text:style-name="P40"><text:span text:style-name="T98">We will once again restrict our discussion of wave propagation to harmonic plane waves, without loss of generality (vis. section \ref{sec:lossy})</text:span><text:span text:style-name="T102"> because light behaves linearly at relatively small amplitudes, just like sound</text:span><text:span text:style-name="T98">.</text:span><text:span text:style-name="T102">\cite[p.~286]{Hecht}</text:span><text:span text:style-name="T103"> Recall that harmonic waves are of the form, e.g., $e^{-\mathsf{i}(\omega t \pm kx)}$.</text:span><text:span text:style-name="T98"> </text:span><text:span text:style-name="T104">Harmonic waves are also called \emph{monochromatic}, in the context of light. </text:span><text:span text:style-name="T98">I</text:span><text:span text:style-name="T97">n a vacuum, b</text:span><text:span text:style-name="T95">oth constituent fields of light propagate in transverse waves, and they are in phase. Their axes of displacement are not only perpendicular to their propagation direction, but to each other. </text:span><text:span text:style-name="T96"><text:s/></text:span><text:span text:style-name="T99">Plane waves can therefore be oriented, or \emph{polarized}, by rotating these vectors along the plane of constant phase.</text:span><text:span text:style-name="T96">\cite[p.~45]{Hecht}</text:span></text:p>
      <text:p text:style-name="P79"><text:span text:style-name="T96"/></text:p>
      <text:p text:style-name="P41"><text:span text:style-name="T109">Just like acoustic waves, electromagnetic waves transmit energy without globally translating matter, according to the classical model. </text:span><text:span text:style-name="T97">We can now define the energy per unit volume of a traveling </text:span><text:span text:style-name="T98">harmonic plane wave. This invites </text:span><text:span text:style-name="T99">cautious </text:span><text:span text:style-name="T98">analogies to equation \eqref{kinetic}:</text:span></text:p>
      <text:p text:style-name="P42"><text:span text:style-name="T98">\begin{align}\label{em_energy}</text:span></text:p>
      <text:p text:style-name="P42"><text:span text:style-name="T98">W_E = \frac{\epsilon_0 E^2}{2}\notag\\</text:span></text:p>
      <text:p text:style-name="P42"><text:span text:style-name="T98">W_B = \frac{\mu_0 B^2}{2}</text:span><text:span text:style-name="T99">\qquad \text{,}</text:span></text:p>
      <text:p text:style-name="P42"><text:span text:style-name="T98">\end{align}</text:span></text:p>
      <text:p text:style-name="P43"><text:span text:style-name="T99">with the notable difference that with light, we have two field variables to keep track of, whereas acoustic waves only had kinetic energy. N.B. the above equations are distinct from our treatment in section \ref{sec:lossy} of kinetic versus potential energy. </text:span><text:span text:style-name="T100">While in acoustics, we described impedance and damping in terms of complex numbers, which changed the phase relationships between $W_k$ and $W_p$, this is not the case with $W_E$ and $W_B$. The electric and magnetic fields cannot be out of phase with one another: doing so would violate Maxwell's Equations.</text:span><text:span text:style-name="T101"> \cite[p.~46]{Hecht}</text:span><text:span text:style-name="T102"> </text:span><text:span text:style-name="T103">Because these two disturbances are always connected to each other---with a real-valued constant, no less---</text:span><text:span text:style-name="T106">the </text:span><text:span text:style-name="T103">description of one field disturbance or another is typically sufficient. The standard conceit is to describe the $E$-field, since its magnitudes are much </text:span><text:span text:style-name="T109">``</text:span><text:span text:style-name="T106">larger</text:span><text:span text:style-name="T103">.</text:span><text:span text:style-name="T109">''</text:span><text:span text:style-name="T104"> A simple manipulation of Maxwell's Equations reveals</text:span><text:span text:style-name="T106"> by</text:span><text:span text:style-name="T104"> how much</text:span><text:span text:style-name="T109"> <text:s/>(for plane waves)</text:span><text:span text:style-name="T105">: \cite[p.~</text:span><text:span text:style-name="T106">45]{Hecht}</text:span></text:p>
      <text:p text:style-name="P44"><text:span text:style-name="T106">\begin{equation}\label{EvB}</text:span></text:p>
      <text:p text:style-name="P44"><text:span text:style-name="T106">E_i = v</text:span><text:span text:style-name="T109">_0 </text:span><text:span text:style-name="T106">B_j \qquad \text{,}</text:span></text:p>
      <text:p text:style-name="P44"><text:span text:style-name="T106">\end{equation}</text:span></text:p>
      <text:p text:style-name="P45"><text:span text:style-name="T106">where $v</text:span><text:span text:style-name="T109">_0</text:span><text:span text:style-name="T106">$ is $2.997E8$ meters per second. </text:span><text:span text:style-name="T110">The \emph{energy} in each field, however, is the same. The total energy per unit volume of the wave is then given by </text:span><text:span text:style-name="T106">\cite[p.~4</text:span><text:span text:style-name="T110">6</text:span><text:span text:style-name="T106">]{Hecht}</text:span><text:span text:style-name="T107"> </text:span></text:p>
      <text:p text:style-name="P45"><text:span text:style-name="T110">\begin{equation}\label{emEtotal}</text:span></text:p>
      <text:p text:style-name="P45"><text:span text:style-name="T110">$W_t = W_E + W_B = \epsilon_0 E^2 = \frac{B^2}{2} \qquad \text{.}</text:span></text:p>
      <text:p text:style-name="P45"><text:span text:style-name="T110">\end{equation}</text:span></text:p>
      <text:p text:style-name="P45"><text:span text:style-name="T110">To calculate the total power flow per unit area, we use the \emph{Poynting vector}, </text:span></text:p>
      <text:p text:style-name="P45"><text:span text:style-name="T110">\begin{equation}\label{poynting}</text:span></text:p>
      <text:p text:style-name="P45"><text:span text:style-name="T110">S(x,y,z) =</text:span><text:span text:style-name="T111"> v_0^2 \epsilon_0</text:span><text:span text:style-name="T110"> E(x,y,z)</text:span><text:span text:style-name="T111"> \times B(x,y,z)</text:span></text:p>
      <text:p text:style-name="P45"><text:span text:style-name="T110">\end{equation}</text:span></text:p>
      <text:p text:style-name="P80"><text:span text:style-name="T153">where the operator $\times$ denotes a cross-product.</text:span><text:span text:style-name="T154"> \cite[p.~4</text:span><text:span text:style-name="T153">6</text:span><text:span text:style-name="T154">]{Hecht}</text:span><text:span text:style-name="T155"> </text:span><text:span text:style-name="T153">The Poynting vector is an instantaneous measure that fluctuates in length with twice the frequency of the radiation. This makes it</text:span><text:span text:style-name="T156"> impossible to observe directly, and</text:span><text:span text:style-name="T153"> </text:span><text:span text:style-name="T156">essentially meaningless</text:span><text:span text:style-name="T153"> for </text:span><text:span text:style-name="T156">time-</text:span><text:span text:style-name="T153">average</text:span><text:span text:style-name="T156">d</text:span><text:span text:style-name="T153"> values</text:span><text:span text:style-name="T156">. Generally, to quantify the degree to which something is illuminated, the measure to use is \emph{irradiance}.</text:span><text:span text:style-name="T112"> </text:span><text:soft-page-break/><text:span text:style-name="T156">Irradiance is the field variable that most sensors will measure. It is defined by</text:span></text:p>
      <text:p text:style-name="P46"><text:span text:style-name="T112">\begin{</text:span><text:span text:style-name="T136">align</text:span><text:span text:style-name="T112">}\label{irradiance}</text:span></text:p>
      <text:p text:style-name="P46"><text:span text:style-name="T112">I = \epsilon_0 v_0 \langle E^2 \rangle_T \qquad \text{,}</text:span></text:p>
      <text:p text:style-name="P46"><text:span text:style-name="T112">\end{</text:span><text:span text:style-name="T136">align</text:span><text:span text:style-name="T112">}</text:span></text:p>
      <text:p text:style-name="P46"><text:span text:style-name="T112">wherein the braces and the subscript, $\langle \rangle_T$, denote a time-average. \cite[p.~48]{Hecht}</text:span></text:p>
      <text:p text:style-name="P47"><text:span text:style-name="T114"/></text:p>
      <text:p text:style-name="P48"><text:span text:style-name="T116">The angle of reflection $\theta_r$, exhibited by a wavefront of light after striking a reflective surface, will always be equal to the angle of the wavefront's incident, $\theta_i$.</text:span><text:span text:style-name="T118"> </text:span><text:span text:style-name="T115">When light travels through a</text:span><text:span text:style-name="T117">n appropriately transparent, non-dispersive</text:span><text:span text:style-name="T115"> material, the permittivity $\epsilon$ and permeability $\mu$, and</text:span><text:span text:style-name="T118">,</text:span><text:span text:style-name="T115"> as a result</text:span><text:span text:style-name="T118">,</text:span><text:span text:style-name="T115"> the velocity $v$, change. </text:span><text:span text:style-name="T116">While this change in propagation velocity does not </text:span><text:span text:style-name="T118">affect</text:span><text:span text:style-name="T116"> the temporal frequency (color) of the light, it </text:span><text:span text:style-name="T118">alters</text:span><text:span text:style-name="T116"> </text:span><text:span text:style-name="T117">the angle of transmitted light, $\theta_t$, and the amplitude of the reflected and transmitted components. The </text:span><text:span text:style-name="T118">ratio which describes this change in propagation is called the \emph{</text:span><text:span text:style-name="T119">relative </text:span><text:span text:style-name="T118">index-of-refraction}</text:span><text:span text:style-name="T119"> between the two media</text:span><text:span text:style-name="T118"> and it is given by \emph{Snell's Law}\cite[p.97]{Hecht}:</text:span></text:p>
      <text:p text:style-name="P49"><text:span text:style-name="T118">\begin{equation}\label{snell_em}</text:span></text:p>
      <text:p text:style-name="P50"><text:span text:style-name="T119">\eta_ti \equiv \frac{\sin{\theta_i}}{\sin{theta_t}} = \frac{v_i}{v_t}</text:span></text:p>
      <text:p text:style-name="P49"><text:span text:style-name="T118">\end{equation}</text:span></text:p>
      <text:p text:style-name="P51"><text:span text:style-name="T120">In contrast to this value</text:span><text:span text:style-name="T121">, which compares two materials, there is also an </text:span><text:span text:style-name="T120">index-of-refraction </text:span><text:span text:style-name="T121">$\eta$, which describes a given material's properties in relation to a vacuum. </text:span><text:span text:style-name="T123">The incident, transmitted, and reflected vectors are all coplanar, and that plane is called the plane-of-incidence. </text:span><text:span text:style-name="T121">To find the amplitudes</text:span><text:span text:style-name="T122"> and polarizations</text:span><text:span text:style-name="T121"> of the resulting refracted and reflected light,</text:span><text:span text:style-name="T123"> we must split the incident $E$-field into components which are parallel and perpendicular to this plane</text:span><text:span text:style-name="T124">. Assuming the change in permeability is negligible, we can</text:span><text:span text:style-name="T121"> use </text:span><text:span text:style-name="T122">the \emph{Fresnel equations}: \cite[p.~109]{Hecht}</text:span></text:p>
      <text:p text:style-name="P52"><text:span text:style-name="T124">\begin{align}\label{fresnel}</text:span></text:p>
      <text:p text:style-name="P52"><text:span text:style-name="T124">r_\perp \equiv \left( \frac{E_0r}{E_0i} \right)_\perp = \frac{n_i \cos{\theta_i} - n_t \cos{\theta_t}}{n_i \cos{\theta_i} + n_t \cos{\theta_t}</text:span><text:span text:style-name="T125">}</text:span><text:span text:style-name="T124">\notag\\</text:span></text:p>
      <text:p text:style-name="P52"><text:span text:style-name="T125">t</text:span><text:span text:style-name="T124">_\perp \equiv \left( \frac{E_0</text:span><text:span text:style-name="T125">t}{E_0i} \right)_\perp = \frac{2n_i \cos{\theta_i}}{n_i \cos{\theta_i} + n_t \cos{\theta_t}}\notag\\</text:span></text:p>
      <text:p text:style-name="P53"><text:span text:style-name="T125">r_\parallel \equiv \left( \frac{E_0r}{E_0i} \right)_\parallel = \frac{n_t \cos{\theta_i} - n_i \cos{\theta_t}}{n_i \cos{\theta_t} + n_t \cos{\theta_i}}\\</text:span></text:p>
      <text:p text:style-name="P53"><text:span text:style-name="T125">t_\parallel \equiv \left( \frac{E_0t}{E_0i} \right)_\parallel = \frac{2n_i \cos{\theta_i}}{n_i \cos{\theta_t} + n_t \cos{\theta_i}}\notag\\</text:span></text:p>
      <text:p text:style-name="P52"><text:span text:style-name="T124">\end{align}</text:span></text:p>
      <text:p text:style-name="P54"><text:span text:style-name="T126">These equations may be verified using the boundary conditions and Maxwell's equations. The boundary conditions require that the $E$-field component tangent to the boundary be continuous, while the $E$-field component normal to the boundary must rotate by $\pi$. </text:span><text:span text:style-name="T127">N.B. for a given interface and polarization, may be an angle where $\theta_t = \pi / 2$, called the \emph{critical angle}. At this angle, all of the light is internally reflected. \cite[p.~112]{Hecht</text:span><text:span text:style-name="T129">} Electromagnetic waves that propagate in this regime bear certain similarities to mechanical waves in SAW devices, in that their propagation is restricted. However, the similarities have more to do with the applications than with the physical phenomena. \cite[p.~440]{Kino}</text:span></text:p>
      <text:p text:style-name="P54"><text:span text:style-name="T127"/></text:p>
      <text:p text:style-name="P55"><text:span text:style-name="T113">It is common to simplify the propagation of waves into \emph{rays}: straight lines perpendicular to the wavefronts. The ray model loses a lot of detail, even in its description of free-space propagation, however it is beneficial for back-of-the-envelope estimates of some interactions. \cite[p.~95]{Hecht} </text:span><text:span text:style-name="T114">Making the further assumption that such rays travel together in bundles which subtend only small angles from the main axis of an optical system, is called the \emph{Paraxial approximation}. This allows us to assume that optical components behave linearly</text:span><text:span text:style-name="T128">, and as a result, many free-space optic</text:span><text:span text:style-name="T129">al</text:span><text:span text:style-name="T128"> systems can be easily modeled as matrix multiplications.</text:span><text:span text:style-name="T114"> \cite[p.~444]{Goodman}</text:span><text:span text:style-name="T130"> This technique, of </text:span><text:soft-page-break/><text:span text:style-name="T130">constructing \emph{ray transfer matrices}, has implications for both modeling and regression analysis.</text:span></text:p>
      <text:p text:style-name="P54"><text:span text:style-name="T127"/></text:p>
      <text:p text:style-name="P55"><text:span text:style-name="T128">On the other hand, t</text:span><text:span text:style-name="T113">his assum</text:span><text:span text:style-name="T128">es</text:span><text:span text:style-name="T113"> that all light travels as a plane wave</text:span><text:span text:style-name="T128">, which</text:span><text:span text:style-name="T113"> is a fine assumption to make, until </text:span><text:span text:style-name="T140">these waves start interfering with each other.</text:span><text:span text:style-name="T114"> </text:span><text:span text:style-name="T113">\emph{Huygen's principle} is </text:span><text:span text:style-name="T128">another</text:span><text:span text:style-name="T113"> useful approximation that suggests all</text:span><text:span text:style-name="T128"> the points of a propagating wavefront are the sources of spherical wavelets, which add together to form the wavefront at some later time. This assumption will help us visualize phenomena related to \emph{diffraction}. \cite[p.~100]{Hecht}</text:span></text:p>
      <text:p text:style-name="P56"><text:span text:style-name="T108"/></text:p>
      <text:p text:style-name="P57"><text:span text:style-name="T131">Diffraction is a broadly defined family of effects caused by the confinement of waves</text:span><text:span text:style-name="T132">. It is caused by the constructive and destructive interference patterns endemic to all waves, exacerbated by the discontinuities in propagation factors at the boundaries. It is especially </text:span><text:span text:style-name="T131"><text:s/></text:span><text:span text:style-name="T132">apparent when the extent of the wave's confinement is </text:span><text:span text:style-name="T131">comparable to their wavelength. \cite[p.~32]{Goodman}</text:span><text:span text:style-name="T132"> However, diffraction is present in even the most finely calibrated optical systems. </text:span></text:p>
      <text:p text:style-name="P57"><text:span text:style-name="T132"/></text:p>
      <text:p text:style-name="P58"><text:span text:style-name="T133">Optical systems that are theoretically perfect---from a geometrical optics perspective, at least---are said to be ``diffraction limited.'' \cite[p.~143]{Hecht} </text:span><text:span text:style-name="T137">T</text:span><text:span text:style-name="T133">he</text:span><text:span text:style-name="T136">re are several methods for describing th</text:span><text:span text:style-name="T137">e performance of the optical system in this state. These depend on application-specific assumptions, such as the coherence---chromatic purity, measured in average spatial beat length. Despite their differences, however, all of these measures somehow involve the \emph{Airy </text:span><text:span text:style-name="T138">pattern</text:span><text:span text:style-name="T137">}, a radially symmetric function of irradiance over deviation angle. The Airy </text:span><text:span text:style-name="T138">pattern</text:span><text:span text:style-name="T137"> is essentially a cross-section of an ideal point-source at infinity, which has passed through an aperture at some point in the optical path</text:span><text:span text:style-name="T138">, i.e., \cite[p.~445]{Hecht}</text:span></text:p>
      <text:p text:style-name="P58"><text:span text:style-name="T138">\begin{equation}\label{airy_patt}</text:span></text:p>
      <text:p text:style-name="P58"><text:span text:style-name="T138">I(\theta) = \left[ \frac{2 J_1 (ka \sin{\theta})}{ka \sin{\theta}} \right]^2 \qquad \text{,}</text:span></text:p>
      <text:p text:style-name="P58"><text:span text:style-name="T138">\end{equation}</text:span></text:p>
      <text:p text:style-name="P58"><text:span text:style-name="T138">where $J_1</text:span><text:span text:style-name="T139">(u)</text:span><text:span text:style-name="T138">$ is a Bessel function of the 1\textsuperscript{st} kind, order zero</text:span><text:span text:style-name="T139">, $k$ is the spatial frequency of the light source, $a$ is the aperture radius, and $\theta$ is the angle of deviation from the center. \cite[p.~445]{Hecht}</text:span></text:p>
      <text:p text:style-name="P58"><text:span text:style-name="T137"/></text:p>
      <text:p text:style-name="P59"><text:span text:style-name="T137">By ``at infinity,'' we mean that the wavefronts of the point source---ostensibly spherical---have traveled sufficiently far to become plane waves.</text:span><text:span text:style-name="T138"> Since all lenses, mirrors, etc are of finite radius, we can assume any distant object fits this description. </text:span><text:span text:style-name="T139">In the neighborhood of $\theta = 0$, this function is at a maximum. This circular region is known as the \emph{Airy disk}: \cite[p.~445]{Hecht} </text:span></text:p>
      <text:p text:style-name="P60"><text:span text:style-name="T134">\begin{equation}\label{\resolution}</text:span></text:p>
      <text:p text:style-name="P60"><text:span text:style-name="T134">\left( \delta \varphi \right)_{min} =</text:span><text:span text:style-name="T135"> \delta \theta =</text:span><text:span text:style-name="T134"> \frac{1.22 \lamdba}{D} \qquad \text{,}</text:span></text:p>
      <text:p text:style-name="P60"><text:span text:style-name="T134">\end{equation}</text:span></text:p>
      <text:p text:style-name="P59"><text:span text:style-name="T135">where $D$ is the diameter of the aperture, and $\lambda$ is the wavelength. </text:span><text:span text:style-name="T141">This disk is the result of \emph{Fraunhofer} (far-field) diffraction, and the Airy pattern from equation \eqref{airy_patt} is the Fourier Transform of the aperture. \cite[p.~496]{Hecht}</text:span><text:span text:style-name="T143"> </text:span><text:span text:style-name="T142">Sadly, time and space constraints preclude the author from providing this fascinating proof. However, an excellent form of it can be found in \cite[p.~104]{Goodman}. </text:span></text:p>
      <text:p text:style-name="P81"><text:tab/><text:tab/>2)<text:tab/>Development of M2 Classification of Laser Beam Quality</text:p>
      <text:p text:style-name="P81"/>
      <text:p text:style-name="P61"><text:span text:style-name="T144">In order to reliably image vibration with laser light, we must characterize the beam. This will not only provide us with the means to interpret the results of imaging, but also provides us with a vocabulary to differentiate the quality of illumination sources. The most widely circulated model is currently the \emph{M^2} model, which includes a description of the ideal beam, and several distance measures which can characterize many aberrations. \cite[p.~4]{Marshall2004}</text:span></text:p>
      <text:p text:style-name="P61"><text:span text:style-name="T144"/></text:p>
      <text:p text:style-name="P62"><text:soft-page-break/><text:span text:style-name="T145">\emph{Lasers} use resonance to produce a beam of polarized, monochromatic light. In gas lasers, the resonance is produced in a halogen tube which is excited electrically. The excitation (or rather, the relaxation) process releases photons, which are initially scattered in all directions. Either end of the tube is affixed with high reflectance mirrors, one </text:span><text:span text:style-name="T146">or both of which can also transmit light. Prior to reaching the mirrors, the light passes through angled polarizing filters, which only permit the emission of light whose $E$-field is parallel to the plane-of-incidence. \cite[p.564]{Hecht}</text:span></text:p>
      <text:p text:style-name="P62"><text:span text:style-name="T146"/></text:p>
      <text:p text:style-name="P63"><text:span text:style-name="T146">Light in this tube behaves like vibration in a solid object with two free ends. For reference, the case of a solid object with a single free end was discussed in section \ref{sec:modes}. The minimum round-trip length, which the light must traverse before emission is $2L$, if $L$ is the length of the tube. Light at this frequency would constitute the </text:span><text:span text:style-name="T147">first longitudinal cavity mode. Note that these are not longitudinal waves. A given tube theoretically has an infinite number of these modes, at integer multiples of the fundamental. \cite[p.558]{Hecht}</text:span></text:p>
      <text:p text:style-name="P63"><text:span text:style-name="T147"/></text:p>
      <text:p text:style-name="P63"><text:span text:style-name="T147">In addition to longitudinal modes, the light inside the tube can exhibit standing waves that are transverse to the tube's axis as well. These modes are called \emph{Transverse Electric and Magnetic} modes, or $TEM_{m</text:span><text:span text:style-name="T148">n</text:span><text:span text:style-name="T147">}$ for short. $TEM_{m</text:span><text:span text:style-name="T148">n</text:span><text:span text:style-name="T147">}$ indeces refer to the mode number for each axis of symmetry, and prescribe much of the beam's behavior on exiting the tube. Depending on the construction of the laser, these </text:span><text:span text:style-name="T150">irradiance profiles</text:span><text:span text:style-name="T147"> can be either rectangularly symmetric (Hermite-Gaussian),</text:span></text:p>
      <text:p text:style-name="P63"><text:span text:style-name="T147">\begin{equation}\label{rect_mode}</text:span></text:p>
      <text:p text:style-name="P64"><text:span text:style-name="T148">U_{mn}(x, y, z) = H_m(\frac{x}{w})H_n(\frac{y}{w})u(x,y,z)\qquad \text{,}</text:span></text:p>
      <text:p text:style-name="P63"><text:span text:style-name="T147">\end{equation}</text:span></text:p>
      <text:p text:style-name="P64"><text:span text:style-name="T148">where $H$ refers to a pair of Hermite polynomials, and $w$ is the radius of the beam,</text:span><text:span text:style-name="T147"> or circularly symmetric (Laguerre-Gaussian)</text:span><text:span text:style-name="T148">,</text:span></text:p>
      <text:p text:style-name="P64"><text:span text:style-name="T148">\begin{equation}\label{circ_mode}</text:span></text:p>
      <text:p text:style-name="P64"><text:span text:style-name="T148">U_{pl}(r, \varphi, z) = L_{pl}(\frac{r}{w}, \varphi)u(r, z)\qquad \text{,}</text:span></text:p>
      <text:p text:style-name="P64"><text:span text:style-name="T148">\end{equation}</text:span></text:p>
      <text:p text:style-name="P64"><text:span text:style-name="T148">where $L$ refers to a Laguerre polynomial, $r$ is a radial coordinate and $\varphi$ is an angular coordinate.</text:span><text:span text:style-name="T147"> \cite[p.~4]{Marshall}</text:span><text:span text:style-name="T148"> The function $u$ refers to the Gaussian Distribution, of the form</text:span></text:p>
      <text:p text:style-name="P64"><text:span text:style-name="T148">\begin{equation}\label{gauss}</text:span></text:p>
      <text:p text:style-name="P64"><text:span text:style-name="T148">u = \sqrt{ \frac{2}{\pi}} e^{-\frac{x^2 + y^2}{w^2}} = \sqrt{ \frac{2}{\pi}}e^{-\frac{r^2}{w^2}} \qquad \text{,}</text:span></text:p>
      <text:p text:style-name="P64"><text:span text:style-name="T148">\end{equation}</text:span></text:p>
      <text:p text:style-name="P64"><text:span text:style-name="T148">depending on the axis of symmetry. \cite[p.~5]{Marshall} In addition to these modes, there also exist \emph{degenerate modes}, notated as $TEM_{mn}^*$, which </text:span><text:span text:style-name="T149">consist of two modes that share a frequency, arranged in quadrature. \cite[p.~6]{Marshall} These modes are loosely analogous to those found in plates. </text:span></text:p>
      <text:p text:style-name="P63"><text:span text:style-name="T147"/></text:p>
      <text:p text:style-name="P65"><text:span text:style-name="T149">Typical lasers exhibit several of these modes simultaneously. This is possible because modes are energetically orthogonal (</text:span><text:span text:style-name="T152">cf</text:span><text:span text:style-name="T149">. \ref{sec:modes}). However, the </text:span><text:span text:style-name="T150">irradiance profile</text:span><text:span text:style-name="T149"> which best </text:span><text:span text:style-name="T150">minimizes divergence from the collinear regime---due to diffraction---is the gaussian distribution, equation \eqref{\gauss}. \cite[p.~13]{Marshall} In mixed-mode beams, which are generally more tolerant to microscopic impurities on the lenses or mirrors, these spatial distortions, which amount to a hyperbolic change in width over the propagation length, grow more pronounced, and the</text:span><text:span text:style-name="T151"> length of the</text:span><text:span text:style-name="T150"> </text:span><text:span text:style-name="T151">most focused range of the beam becomes much shorter. \cite[p.~14]{Marshall}Thus, the $M^2$ model compares the proportionality of a given beam, which might exhibit aberrations, to that of an ideal first mode gaussian. \cite[p.~15]{Marshall}</text:span></text:p>
      <text:p text:style-name="P82"/>
      <text:p text:style-name="P82"><text:soft-page-break/><text:span text:style-name="T147"><text:s/></text:span><text:span text:style-name="T146"><text:s/></text:span></text:p>
      <text:p text:style-name="P81"/>
      <text:p text:style-name="P85"><text:span text:style-name="T85"><text:tab/><text:tab/>3)<text:tab/>Description of Transverse Electromagnetic Modes (TEM)</text:span></text:p>
      <text:p text:style-name="P81"><text:tab/>B)<text:tab/>Assessment of a Few Optical Vibrometry Techniques</text:p>
      <text:p text:style-name="P81"><text:tab/><text:tab/>1)<text:tab/>Backscatter Triangulation</text:p>
      <text:p text:style-name="P81"><text:tab/><text:tab/>2)<text:tab/>Structured Light (DLP) Methods</text:p>
      <text:p text:style-name="P85"><text:span text:style-name="T85"><text:tab/><text:tab/><text:tab/></text:span><text:span text:style-name="T87">a)<text:tab/>Moire </text:span></text:p>
      <text:p text:style-name="P83"><text:tab/><text:tab/><text:tab/>b)<text:tab/>Digital Fringe Projection</text:p>
      <text:p text:style-name="P85"><text:span text:style-name="T85"><text:tab/><text:tab/>3) <text:tab/></text:span><text:span text:style-name="T87">Interferometry</text:span></text:p>
      <text:p text:style-name="P85"><text:span text:style-name="T87"><text:tab/><text:tab/><text:tab/>a)<text:tab/></text:span><text:span text:style-name="T86">michaelson interferometer</text:span><text:span text:style-name="T87"> <text:tab/></text:span></text:p>
      <text:p text:style-name="P85"><text:span text:style-name="T87"><text:tab/><text:tab/><text:tab/></text:span><text:span text:style-name="T86">b)</text:span><text:span text:style-name="T87"><text:tab/></text:span><text:span text:style-name="T86">Doppler vibrometer w/ </text:span><text:span text:style-name="T87">phase unwrapping </text:span><text:span text:style-name="T86">Bragg cell</text:span></text:p>
      <text:p text:style-name="P84"><text:tab/><text:tab/><text:tab/>c)<text:tab/>holographic vibrometry</text:p>
      <text:p text:style-name="P84"><text:tab/><text:tab/><text:tab/>c)<text:tab/>speckle interferometer</text:p>
      <text:p text:style-name="P83"><text:tab/><text:tab/>4)<text:tab/>Time-of-Flight Photography</text:p>
      <text:p text:style-name="P77"><text:span text:style-name="T79"/></text:p>
      <text:p text:style-name="P76"><text:span text:style-name="T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17T15:35:35</meta:creation-date>
    <dc:date>2013-12-20T19:10:15</dc:date>
    <dc:creator>joe </dc:creator>
    <meta:editing-duration>P1DT9H28M11S</meta:editing-duration>
    <meta:editing-cycles>10</meta:editing-cycles>
    <meta:generator>LibreOffice/3.6$Linux_x86 LibreOffice_project/360m1$Build-2</meta:generator>
    <meta:document-statistic meta:table-count="0" meta:image-count="0" meta:object-count="0" meta:page-count="13" meta:paragraph-count="170" meta:word-count="6178" meta:character-count="43852" meta:non-whitespace-character-count="37793"/>
  </office:meta>
</office:document-meta>
</file>